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20000001000002190000009D45DD3A27.svm" manifest:media-type=""/>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uxi Mono2" svg:font-family="'Luxi Mono'"/>
    <style:font-face style:name="Times3" svg:font-family="Times" style:font-family-generic="roman"/>
    <style:font-face style:name="Luxi Mono1" svg:font-family="'Luxi Mono'"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LMMono10" svg:font-family="LMMono10" style:font-family-generic="swiss" style:font-pitch="variable"/>
    <style:font-face style:name="Luxi Sans" svg:font-family="'Luxi Sans'" style:font-family-generic="swiss" style:font-pitch="variable"/>
  </office:font-face-decls>
  <office:automatic-styles>
    <style:style style:name="Table7" style:family="table">
      <style:table-properties style:width="5.7681in" fo:margin-left="0in" fo:margin-right="0in" table:align="margins" style:may-break-between-rows="false"/>
    </style:style>
    <style:style style:name="Table7.A" style:family="table-column">
      <style:table-column-properties style:column-width="0.9201in" style:rel-column-width="10454*"/>
    </style:style>
    <style:style style:name="Table7.B" style:family="table-column">
      <style:table-column-properties style:column-width="0.7986in" style:rel-column-width="9073*"/>
    </style:style>
    <style:style style:name="Table7.C" style:family="table-column">
      <style:table-column-properties style:column-width="2.6819in" style:rel-column-width="30471*"/>
    </style:style>
    <style:style style:name="Table7.D" style:family="table-column">
      <style:table-column-properties style:column-width="1.3674in" style:rel-column-width="15537*"/>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2" style:family="table">
      <style:table-properties style:width="5.7681in" table:align="margins" style:may-break-between-rows="false"/>
    </style:style>
    <style:style style:name="Table2.A" style:family="table-column">
      <style:table-column-properties style:column-width="1.2403in" style:rel-column-width="14095*"/>
    </style:style>
    <style:style style:name="Table2.B" style:family="table-column">
      <style:table-column-properties style:column-width="1.4986in" style:rel-column-width="17030*"/>
    </style:style>
    <style:style style:name="Table2.C" style:family="table-column">
      <style:table-column-properties style:column-width="3.0285in" style:rel-column-width="3441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margin-top="0in" fo:margin-bottom="0in"/>
      <style:text-properties fo:font-size="8pt" fo:language="en" fo:country="GB" fo:font-weight="normal"/>
    </style:style>
    <style:style style:name="P2" style:family="paragraph" style:parent-style-name="Table_20_Contents">
      <style:paragraph-properties fo:margin-top="0in" fo:margin-bottom="0in" fo:text-align="center" style:justify-single-word="false"/>
      <style:text-properties fo:font-size="8pt" fo:language="en" fo:country="GB" fo:font-weight="normal"/>
    </style:style>
    <style:style style:name="P3" style:family="paragraph" style:parent-style-name="Text_20_body">
      <style:paragraph-properties fo:margin-top="0in" fo:margin-bottom="0in"/>
    </style:style>
    <style:style style:name="P4" style:family="paragraph" style:parent-style-name="Header">
      <style:paragraph-properties fo:text-align="center" style:justify-single-word="false"/>
    </style:style>
    <style:style style:name="P5" style:family="paragraph" style:parent-style-name="Text_20_body">
      <style:paragraph-properties fo:margin-top="0.7874in" fo:margin-bottom="0.0827in" fo:text-align="end" style:justify-single-word="false"/>
      <style:text-properties style:font-name="Helvetica2" fo:font-size="12pt" fo:font-style="italic" fo:font-weight="normal"/>
    </style:style>
    <style:style style:name="P6" style:family="paragraph" style:parent-style-name="Table_20_Contents">
      <style:paragraph-properties fo:text-align="start" style:justify-single-word="false"/>
    </style:style>
    <style:style style:name="P7" style:family="paragraph" style:parent-style-name="Text_20_body">
      <style:paragraph-properties fo:margin-top="0.0783in" fo:margin-bottom="0.0827in" fo:padding="0.0193in" fo:border="0.0138in solid #000000" style:shadow="none"/>
    </style:style>
    <style:style style:name="P8" style:family="paragraph" style:parent-style-name="Text_20_body">
      <style:paragraph-properties fo:background-color="transparent" fo:padding="0.0193in" fo:border="0.0138in solid #000000" style:shadow="none">
        <style:background-image/>
      </style:paragraph-properties>
    </style:style>
    <style:style style:name="P9" style:family="paragraph" style:parent-style-name="Text_20_body">
      <style:text-properties style:font-name="Luxi Mono1" fo:font-size="10pt" style:font-size-asian="10pt" style:font-size-complex="10pt"/>
    </style:style>
    <style:style style:name="P10" style:family="paragraph" style:parent-style-name="Text_20_body">
      <style:text-properties style:font-name="Times3" fo:font-size="11pt" style:font-size-asian="11pt" style:font-size-complex="11pt"/>
    </style:style>
    <style:style style:name="P11" style:family="paragraph" style:parent-style-name="Text_20_body">
      <style:text-properties style:font-name="Luxi Mono2" fo:font-size="10pt" style:font-size-asian="10pt" style:font-size-complex="10pt"/>
    </style:style>
    <style:style style:name="P12" style:family="paragraph" style:parent-style-name="Text_20_body">
      <style:text-properties style:text-line-through-style="solid"/>
    </style:style>
    <style:style style:name="P13" style:family="paragraph" style:parent-style-name="Text_20_body">
      <style:paragraph-properties fo:padding="0.0193in" fo:border="0.0138in solid #000000" style:shadow="none"/>
    </style:style>
    <style:style style:name="P14" style:family="paragraph" style:parent-style-name="Text_20_body" style:master-page-name="">
      <style:paragraph-properties style:page-number="auto" fo:padding="0in" fo:border="none" style:shadow="none"/>
    </style:style>
    <style:style style:name="P15" style:family="paragraph" style:parent-style-name="Text_20_body" style:master-page-name="">
      <style:paragraph-properties style:page-number="auto" fo:padding="0.0201in" fo:border="0.0008in solid #000000" style:shadow="none">
        <style:tab-stops/>
      </style:paragraph-properties>
    </style:style>
    <style:style style:name="P16" style:family="paragraph" style:parent-style-name="Date" style:master-page-name="">
      <style:paragraph-properties fo:margin-top="1.1811in" fo:margin-bottom="0.1965in" fo:text-align="end" style:justify-single-word="false" style:page-number="auto"/>
      <style:text-properties style:font-name="Helvetica" fo:font-size="16pt" fo:font-style="normal"/>
    </style:style>
    <style:style style:name="P17" style:family="paragraph" style:parent-style-name="Text_20_body">
      <style:paragraph-properties fo:padding="0in" fo:border="none" style:shadow="none"/>
    </style:style>
    <style:style style:name="P18" style:family="paragraph" style:parent-style-name="Text_20_body">
      <style:paragraph-properties fo:text-align="start" style:justify-single-word="false" fo:padding="0in" fo:border="none" style:shadow="none"/>
      <style:text-properties style:font-name="Luxi Mono1" fo:font-size="9pt" style:font-size-asian="9pt" style:font-size-complex="9pt"/>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5.7681in" style:type="right" style:leader-style="dotted" style:leader-text="."/>
        </style:tab-stops>
      </style:paragraph-properties>
    </style:style>
    <style:style style:name="P21" style:family="paragraph" style:parent-style-name="Contents_20_2">
      <style:paragraph-properties>
        <style:tab-stops>
          <style:tab-stop style:position="5.5717in" style:type="right" style:leader-style="dotted" style:leader-text="."/>
        </style:tab-stops>
      </style:paragraph-properties>
    </style:style>
    <style:style style:name="P22" style:family="paragraph" style:parent-style-name="Contents_20_3">
      <style:paragraph-properties>
        <style:tab-stops>
          <style:tab-stop style:position="5.3752in"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Heading_20_1">
      <style:paragraph-properties fo:break-before="page"/>
    </style:style>
    <style:style style:name="P26" style:family="paragraph" style:parent-style-name="Table_20_Contents">
      <style:paragraph-properties fo:text-align="start" style:justify-single-word="false"/>
    </style:style>
    <style:style style:name="P27" style:family="paragraph" style:parent-style-name="Title" style:master-page-name="First_20_Page">
      <style:paragraph-properties style:page-number="auto"/>
    </style:style>
    <style:style style:name="T1" style:family="text">
      <style:text-properties style:font-name="Luxi Mono1"/>
    </style:style>
    <style:style style:name="T2" style:family="text">
      <style:text-properties style:font-name="Luxi Mono1" fo:font-size="10pt" style:font-size-asian="10pt" style:font-size-complex="10pt"/>
    </style:style>
    <style:style style:name="T3" style:family="text">
      <style:text-properties style:font-name="Luxi Sans"/>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style:font-name="Times New Roman" fo:font-size="11pt" style:font-size-asian="11pt" style:font-size-complex="11pt"/>
    </style:style>
    <style:style style:name="T7" style:family="text">
      <style:text-properties style:font-name="Times New Roman" fo:font-size="12pt" style:font-size-asian="12pt" style:font-size-complex="12pt"/>
    </style:style>
    <style:style style:name="T8" style:family="text">
      <style:text-properties style:font-name="Luxi Mono2" fo:font-size="9pt" style:font-size-asian="9pt" style:font-size-complex="9pt"/>
    </style:style>
    <style:style style:name="T9" style:family="text">
      <style:text-properties style:text-line-through-style="solid"/>
    </style:style>
    <style:style style:name="T10" style:family="text">
      <style:text-properties style:text-line-through-style="solid" style:font-name="Luxi Mono1" fo:font-size="10pt" style:font-size-asian="10pt" style:font-size-complex="10pt"/>
    </style:style>
    <style:style style:name="T11" style:family="text">
      <style:text-properties style:font-name="LMMono10"/>
    </style:style>
    <style:style style:name="T12" style:family="text">
      <style:text-properties style:font-name="LMMono10" fo:font-size="12pt" style:font-size-asian="12pt" style:font-size-complex="12pt"/>
    </style:style>
    <style:style style:name="fr1" style:family="graphic" style:parent-style-name="Graphics">
      <style:graphic-properties style:protect="content size positio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5081" number:language="en" number:country="GB">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draw:frame draw:style-name="fr1" draw:name="Graphic1" text:anchor-type="page" text:anchor-page-number="1" svg:width="2.8811in" style:rel-width="50%" svg:height="0.8425in" style:rel-height="scale" draw:z-index="0">
        <draw:image xlink:href="Pictures/20000001000002190000009D45DD3A27.svm" xlink:type="simple" xlink:show="embed" xlink:actuate="onLoad"/>
      </draw:frame>
      <text:p text:style-name="P27">Technical documentation</text:p>
      <text:p text:style-name="Subtitle"><text:reference-mark-start text:name="title"/>libfmutil User Manual<text:reference-mark-end text:name="title"/></text:p>
      <text:p text:style-name="P5"/>
      <text:p text:style-name="P16"><text:modification-date style:data-style-name="N5081">29. November 2012</text:modification-date></text:p>
      <text:p text:style-name="Standard"/>
      <text:p text:style-name="Heading"><text:soft-page-break/>Revision history</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Table_20_Heading">Version</text:p>
          </table:table-cell>
          <table:table-cell table:style-name="Table7.A1" office:value-type="string" table:protected="true">
            <text:p text:style-name="Table_20_Heading">Date</text:p>
          </table:table-cell>
          <table:table-cell table:style-name="Table7.A1" office:value-type="string" table:protected="true">
            <text:p text:style-name="Table_20_Heading">Comment</text:p>
          </table:table-cell>
          <table:table-cell table:style-name="Table7.D1" office:value-type="string" table:protected="true">
            <text:p text:style-name="Table_20_Heading">Responsible</text:p>
          </table:table-cell>
        </table:table-row>
        <table:table-row>
          <table:table-cell table:style-name="Table7.A2" office:value-type="string">
            <text:p text:style-name="Table_20_Contents">Version 1.0</text:p>
          </table:table-cell>
          <table:table-cell table:style-name="Table7.A2" office:value-type="string">
            <text:p text:style-name="Table_20_Contents">02.05.2007</text:p>
          </table:table-cell>
          <table:table-cell table:style-name="Table7.A2" office:value-type="string">
            <text:p text:style-name="P6">First documentation.</text:p>
          </table:table-cell>
          <table:table-cell table:style-name="Table7.D2" office:value-type="string">
            <text:p text:style-name="P6">Øystein Godøy</text:p>
          </table:table-cell>
        </table:table-row>
        <table:table-row>
          <table:table-cell table:style-name="Table7.A2" office:value-type="string">
            <text:p text:style-name="Table_20_Contents">Version 1.01</text:p>
          </table:table-cell>
          <table:table-cell table:style-name="Table7.A2" office:value-type="string">
            <text:p text:style-name="Table_20_Contents">03.07.2007</text:p>
          </table:table-cell>
          <table:table-cell table:style-name="Table7.A2" office:value-type="string">
            <text:p text:style-name="P6">Added fmMalloc and ymdhm2fm1970 and warning messages concerning time zones on Red Hat Enterprise and Fedora Core computers.</text:p>
          </table:table-cell>
          <table:table-cell table:style-name="Table7.D2" office:value-type="string">
            <text:p text:style-name="P6">Thomas Lavergne, Øystein Godøy</text:p>
          </table:table-cell>
        </table:table-row>
        <table:table-row>
          <table:table-cell table:style-name="Table7.A2" office:value-type="string">
            <text:p text:style-name="Table_20_Contents">Version 1.02</text:p>
          </table:table-cell>
          <table:table-cell table:style-name="Table7.A2" office:value-type="string">
            <text:p text:style-name="Table_20_Contents">05.10.2007</text:p>
          </table:table-cell>
          <table:table-cell table:style-name="Table7.A2" office:value-type="string">
            <text:p text:style-name="P6">Added description of fmtouch, fmfileexist and fmfindfile</text:p>
          </table:table-cell>
          <table:table-cell table:style-name="Table7.D2" office:value-type="string">
            <text:p text:style-name="P6">Øystein Godøy</text:p>
          </table:table-cell>
        </table:table-row>
        <table:table-row>
          <table:table-cell table:style-name="Table7.A2" office:value-type="string">
            <text:p text:style-name="Table_20_Contents">Version 1.03</text:p>
          </table:table-cell>
          <table:table-cell table:style-name="Table7.A2" office:value-type="string">
            <text:p text:style-name="Table_20_Contents">03.12.2007</text:p>
          </table:table-cell>
          <table:table-cell table:style-name="Table7.A2" office:value-type="string">
            <text:p text:style-name="P6">Added documentation for new <text:span text:style-name="T1">printf</text:span>-like formats in <text:span text:style-name="T1">fmlogmsg()</text:span> and <text:span text:style-name="T1">fmerrmsg()</text:span>.</text:p>
          </table:table-cell>
          <table:table-cell table:style-name="Table7.D2" office:value-type="string">
            <text:p text:style-name="P6">Thomas Lavergne</text:p>
          </table:table-cell>
        </table:table-row>
        <table:table-row>
          <table:table-cell table:style-name="Table7.A2" office:value-type="string">
            <text:p text:style-name="Table_20_Contents">Version 1.04</text:p>
          </table:table-cell>
          <table:table-cell table:style-name="Table7.A2" office:value-type="string">
            <text:p text:style-name="Table_20_Contents">19.12.2007</text:p>
          </table:table-cell>
          <table:table-cell table:style-name="Table7.A2" office:value-type="string">
            <text:p text:style-name="P6">Added documentation for the new <text:span text:style-name="T1">fmstrsplit()</text:span> routine and for interfaces to <text:span text:style-name="T1">isodatetime</text:span> format.</text:p>
          </table:table-cell>
          <table:table-cell table:style-name="Table7.D2" office:value-type="string">
            <text:p text:style-name="P6">Thomas Lavergne</text:p>
          </table:table-cell>
        </table:table-row>
        <table:table-row>
          <table:table-cell table:style-name="Table7.A2" office:value-type="string">
            <text:p text:style-name="Table_20_Contents">Version 1.05</text:p>
          </table:table-cell>
          <table:table-cell table:style-name="Table7.A2" office:value-type="string">
            <text:p text:style-name="Table_20_Contents">22.02.2008</text:p>
          </table:table-cell>
          <table:table-cell table:style-name="Table7.A2" office:value-type="string">
            <text:p text:style-name="P6">Added <text:span text:style-name="Source_20_Text">fmselalg</text:span>, and some minor additions in documentation elswhere.</text:p>
          </table:table-cell>
          <table:table-cell table:style-name="Table7.D2" office:value-type="string">
            <text:p text:style-name="P6">Øystein Godøy</text:p>
          </table:table-cell>
        </table:table-row>
        <table:table-row>
          <table:table-cell table:style-name="Table7.A2" office:value-type="string">
            <text:p text:style-name="Table_20_Contents">Version 1.06</text:p>
          </table:table-cell>
          <table:table-cell table:style-name="Table7.A2" office:value-type="string">
            <text:p text:style-name="Table_20_Contents">11.09.2008</text:p>
          </table:table-cell>
          <table:table-cell table:style-name="Table7.A2" office:value-type="string">
            <text:p text:style-name="P6">Added <text:span text:style-name="T3">fmbasename</text:span> and <text:span text:style-name="T3">fmstrjoin</text:span>.</text:p>
          </table:table-cell>
          <table:table-cell table:style-name="Table7.D2" office:value-type="string">
            <text:p text:style-name="P6">Thomas Lavergne</text:p>
          </table:table-cell>
        </table:table-row>
        <table:table-row>
          <table:table-cell table:style-name="Table7.A2" office:value-type="string">
            <text:p text:style-name="Table_20_Contents">Version 1.07</text:p>
          </table:table-cell>
          <table:table-cell table:style-name="Table7.A2" office:value-type="string">
            <text:p text:style-name="Table_20_Contents">24.09.2008</text:p>
          </table:table-cell>
          <table:table-cell table:style-name="Table7.A2" office:value-type="string">
            <text:p text:style-name="P6">Added <text:span text:style-name="T1">fmstring2fmtime</text:span> routine</text:p>
          </table:table-cell>
          <table:table-cell table:style-name="Table7.D2" office:value-type="string">
            <text:p text:style-name="P6">Thomas Lavergne</text:p>
          </table:table-cell>
        </table:table-row>
        <table:table-row>
          <table:table-cell table:style-name="Table7.A2" office:value-type="string">
            <text:p text:style-name="Table_20_Contents">Version 1.08</text:p>
          </table:table-cell>
          <table:table-cell table:style-name="Table7.A2" office:value-type="string">
            <text:p text:style-name="Table_20_Contents">14.01.2009</text:p>
          </table:table-cell>
          <table:table-cell table:style-name="Table7.A2" office:value-type="string">
            <text:p text:style-name="P6">Added <text:span text:style-name="Source_20_Text">Cfepoch</text:span> (<text:span text:style-name="Source_20_Text">YYYY-MM-DD hh:mm:ss</text:span>) datestring format</text:p>
          </table:table-cell>
          <table:table-cell table:style-name="Table7.D2" office:value-type="string">
            <text:p text:style-name="P6">Thomas Lavergne</text:p>
          </table:table-cell>
        </table:table-row>
        <table:table-row>
          <table:table-cell table:style-name="Table7.A2" office:value-type="string">
            <text:p text:style-name="Table_20_Contents">Version 1.09</text:p>
          </table:table-cell>
          <table:table-cell table:style-name="Table7.A2" office:value-type="string">
            <text:p text:style-name="Table_20_Contents">15.04.2010</text:p>
          </table:table-cell>
          <table:table-cell table:style-name="Table7.A2" office:value-type="string">
            <text:p text:style-name="P6">Added <text:span text:style-name="T8">correct_time_from_unit()</text:span></text:p>
          </table:table-cell>
          <table:table-cell table:style-name="Table7.D2" office:value-type="string">
            <text:p text:style-name="P6">Thomas Lavergne</text:p>
          </table:table-cell>
        </table:table-row>
        <table:table-row>
          <table:table-cell table:style-name="Table7.A2" office:value-type="string">
            <text:p text:style-name="Table_20_Contents">Version 1.10</text:p>
          </table:table-cell>
          <table:table-cell table:style-name="Table7.A2" office:value-type="string">
            <text:p text:style-name="Table_20_Contents">19.12.2011</text:p>
          </table:table-cell>
          <table:table-cell table:style-name="Table7.A2" office:value-type="string">
            <text:p text:style-name="P6">Added grep-like functionality to <text:span text:style-name="Source_20_Text">fmstrings</text:span> and modified <text:span text:style-name="Source_20_Text">fmimage</text:span> in accordance with introduction of a HLHDF reader in <text:span text:style-name="Source_20_Text">libfmio</text:span>.</text:p>
          </table:table-cell>
          <table:table-cell table:style-name="Table7.D2" office:value-type="string">
            <text:p text:style-name="P6">Øystein Godøy</text:p>
          </table:table-cell>
        </table:table-row>
        <table:table-row>
          <table:table-cell table:style-name="Table7.A2" office:value-type="string">
            <text:p text:style-name="Table_20_Contents">Version 1.11</text:p>
          </table:table-cell>
          <table:table-cell table:style-name="Table7.A2" office:value-type="string">
            <text:p text:style-name="Table_20_Contents">29.11.2012</text:p>
          </table:table-cell>
          <table:table-cell table:style-name="Table7.A2" office:value-type="string">
            <text:p text:style-name="P6">Added DOY format for <text:span text:style-name="T1">fmstring2fmtime.</text:span> Introduce<text:span text:style-name="T11"> </text:span><text:span text:style-name="Source_20_Text">check_fmtime</text:span>. Start on a test suite.</text:p>
          </table:table-cell>
          <table:table-cell table:style-name="Table7.D2" office:value-type="string">
            <text:p text:style-name="P6">Thomas Lavergne</text:p>
          </table:table-cell>
        </table:table-row>
        <table:table-row>
          <table:table-cell table:style-name="Table7.A2" office:value-type="string">
            <text:p text:style-name="Table_20_Contents">Version 1.12</text:p>
          </table:table-cell>
          <table:table-cell table:style-name="Table7.A2" office:value-type="string">
            <text:p text:style-name="Table_20_Contents">29.11.2012</text:p>
          </table:table-cell>
          <table:table-cell table:style-name="Table7.A2" office:value-type="string">
            <text:p text:style-name="P6">Change default behaviour in fmtime routines: now check converted date string and barks if it is invalid.</text:p>
          </table:table-cell>
          <table:table-cell table:style-name="Table7.D2" office:value-type="string">
            <text:p text:style-name="P6">Thomas Lavergne</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E#</text:index-entry-span>
            <text:index-entry-text/>
            <text:index-entry-tab-stop style:type="right" style:leader-char="."/>
            <text:index-entry-page-number/>
          </text:table-of-content-entry-template>
          <text:table-of-content-entry-template text:outline-level="6" text:style-name="Contents_20_6">
            <text:index-entry-chapter/>
            <text:index-entry-span>E#</text:index-entry-span>
            <text:index-entry-text/>
            <text:index-entry-tab-stop style:type="right" style:leader-char="."/>
            <text:index-entry-page-number/>
          </text:table-of-content-entry-template>
          <text:table-of-content-entry-template text:outline-level="7" text:style-name="Contents_20_7">
            <text:index-entry-chapter/>
            <text:index-entry-span>E#</text:index-entry-span>
            <text:index-entry-text/>
            <text:index-entry-tab-stop style:type="right" style:leader-char="."/>
            <text:index-entry-page-number/>
          </text:table-of-content-entry-template>
          <text:table-of-content-entry-template text:outline-level="8" text:style-name="Contents_20_8">
            <text:index-entry-chapter/>
            <text:index-entry-span>E#</text:index-entry-span>
            <text:index-entry-text/>
            <text:index-entry-tab-stop style:type="right" style:leader-char="."/>
            <text:index-entry-page-number/>
          </text:table-of-content-entry-template>
          <text:table-of-content-entry-template text:outline-level="9" text:style-name="Contents_20_9">
            <text:index-entry-chapter/>
            <text:index-entry-span>E#</text:index-entry-span>
            <text:index-entry-text/>
            <text:index-entry-tab-stop style:type="right" style:leader-char="."/>
            <text:index-entry-page-number/>
          </text:table-of-content-entry-template>
          <text:table-of-content-entry-template text:outline-level="10" text:style-name="Contents_20_10">
            <text:index-entry-chapter/>
            <text:index-entry-span>E#</text:index-entry-span>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1 <text:a xlink:type="simple" xlink:href="#__RefHeading__2652_1585856370" text:style-name="Internet_20_link" text:visited-style-name="Internet_20_link">Introduction</text:a><text:tab/>7</text:p>
          <text:p text:style-name="P21">1.1 <text:a xlink:type="simple" xlink:href="#__RefHeading__2654_1585856370" text:style-name="Internet_20_link" text:visited-style-name="Internet_20_link">What</text:a><text:tab/>7</text:p>
          <text:p text:style-name="P21">1.2 <text:a xlink:type="simple" xlink:href="#__RefHeading__2656_1585856370" text:style-name="Internet_20_link" text:visited-style-name="Internet_20_link">Why</text:a><text:tab/>7</text:p>
          <text:p text:style-name="P21">1.3 <text:a xlink:type="simple" xlink:href="#__RefHeading__2658_1585856370" text:style-name="Internet_20_link" text:visited-style-name="Internet_20_link">Where</text:a><text:tab/>7</text:p>
          <text:p text:style-name="P21">1.4 <text:a xlink:type="simple" xlink:href="#__RefHeading__2660_1585856370" text:style-name="Internet_20_link" text:visited-style-name="Internet_20_link">When</text:a><text:tab/>7</text:p>
          <text:p text:style-name="P21">1.5 <text:a xlink:type="simple" xlink:href="#__RefHeading__2662_1585856370" text:style-name="Internet_20_link" text:visited-style-name="Internet_20_link">Who</text:a><text:tab/>7</text:p>
          <text:p text:style-name="P20">2 <text:a xlink:type="simple" xlink:href="#__RefHeading__2664_1585856370" text:style-name="Internet_20_link" text:visited-style-name="Internet_20_link">Compilation and implementation</text:a><text:tab/>8</text:p>
          <text:p text:style-name="P21">2.1 <text:a xlink:type="simple" xlink:href="#__RefHeading__2666_1585856370" text:style-name="Internet_20_link" text:visited-style-name="Internet_20_link">Requirements</text:a><text:tab/>8</text:p>
          <text:p text:style-name="P21">2.2 <text:a xlink:type="simple" xlink:href="#__RefHeading__2668_1585856370" text:style-name="Internet_20_link" text:visited-style-name="Internet_20_link">Compilation</text:a><text:tab/>8</text:p>
          <text:p text:style-name="P21">2.3 <text:a xlink:type="simple" xlink:href="#__RefHeading__3025_1715974783" text:style-name="Internet_20_link" text:visited-style-name="Internet_20_link">Test</text:a><text:tab/>8</text:p>
          <text:p text:style-name="P20">3 <text:a xlink:type="simple" xlink:href="#__RefHeading__2670_1585856370" text:style-name="Internet_20_link" text:visited-style-name="Internet_20_link">Library variables and structures</text:a><text:tab/>8</text:p>
          <text:p text:style-name="P21">3.1 <text:a xlink:type="simple" xlink:href="#__RefHeading__2672_1585856370" text:style-name="Internet_20_link" text:visited-style-name="Internet_20_link">Definitions</text:a><text:tab/>8</text:p>
          <text:p text:style-name="P21">3.2 <text:a xlink:type="simple" xlink:href="#__RefHeading__2674_1585856370" text:style-name="Internet_20_link" text:visited-style-name="Internet_20_link">Return codes</text:a><text:tab/>8</text:p>
          <text:p text:style-name="P21">3.3 <text:a xlink:type="simple" xlink:href="#__RefHeading__2676_1585856370" text:style-name="Internet_20_link" text:visited-style-name="Internet_20_link">Angles</text:a><text:tab/>9</text:p>
          <text:p text:style-name="P21">3.4 <text:a xlink:type="simple" xlink:href="#__RefHeading__2678_1585856370" text:style-name="Internet_20_link" text:visited-style-name="Internet_20_link">Coordinate systems</text:a><text:tab/>9</text:p>
          <text:p text:style-name="P21">3.5 <text:a xlink:type="simple" xlink:href="#__RefHeading__2680_1585856370" text:style-name="Internet_20_link" text:visited-style-name="Internet_20_link">Image</text:a><text:tab/>10</text:p>
          <text:p text:style-name="P21">3.6 <text:a xlink:type="simple" xlink:href="#__RefHeading__2682_1585856370" text:style-name="Internet_20_link" text:visited-style-name="Internet_20_link">Time</text:a><text:tab/>12</text:p>
          <text:p text:style-name="P22">3.6.1 <text:a xlink:type="simple" xlink:href="#__RefHeading__2684_1585856370" text:style-name="Internet_20_link" text:visited-style-name="Internet_20_link">fmtime</text:a><text:tab/>12</text:p>
          <text:p text:style-name="P22">3.6.2 <text:a xlink:type="simple" xlink:href="#__RefHeading__2686_1585856370" text:style-name="Internet_20_link" text:visited-style-name="Internet_20_link">fmsec1970</text:a><text:tab/>12</text:p>
          <text:p text:style-name="P20">4 <text:a xlink:type="simple" xlink:href="#__RefHeading__2688_1585856370" text:style-name="Internet_20_link" text:visited-style-name="Internet_20_link">Library functions</text:a><text:tab/>13</text:p>
          <text:p text:style-name="P21">4.1 <text:a xlink:type="simple" xlink:href="#__RefHeading__2690_1585856370" text:style-name="Internet_20_link" text:visited-style-name="Internet_20_link">Log functionality</text:a><text:tab/>13</text:p>
          <text:p text:style-name="P22">4.1.1 <text:a xlink:type="simple" xlink:href="#__RefHeading__2692_1585856370" text:style-name="Internet_20_link" text:visited-style-name="Internet_20_link">fmlogmsg</text:a><text:tab/>13</text:p>
          <text:p text:style-name="P22">4.1.2 <text:a xlink:type="simple" xlink:href="#__RefHeading__2694_1585856370" text:style-name="Internet_20_link" text:visited-style-name="Internet_20_link">fmerrmsg</text:a><text:tab/>13</text:p>
          <text:p text:style-name="P21">4.2 <text:a xlink:type="simple" xlink:href="#__RefHeading__2696_1585856370" text:style-name="Internet_20_link" text:visited-style-name="Internet_20_link">Memory management</text:a><text:tab/>13</text:p>
          <text:p text:style-name="P22">4.2.1 <text:a xlink:type="simple" xlink:href="#__RefHeading__2698_1585856370" text:style-name="Internet_20_link" text:visited-style-name="Internet_20_link">fmalloc_char_vector</text:a><text:tab/>13</text:p>
          <text:p text:style-name="P22">4.2.2 <text:a xlink:type="simple" xlink:href="#__RefHeading__2700_1585856370" text:style-name="Internet_20_link" text:visited-style-name="Internet_20_link">fmalloc_ushort_vector</text:a><text:tab/>13</text:p>
          <text:p text:style-name="P22">4.2.3 <text:a xlink:type="simple" xlink:href="#__RefHeading__2702_1585856370" text:style-name="Internet_20_link" text:visited-style-name="Internet_20_link">fmalloc_int_vector</text:a><text:tab/>13</text:p>
          <text:p text:style-name="P22">4.2.4 <text:a xlink:type="simple" xlink:href="#__RefHeading__2704_1585856370" text:style-name="Internet_20_link" text:visited-style-name="Internet_20_link">fmalloc_float_vector</text:a><text:tab/>13</text:p>
          <text:p text:style-name="P22">4.2.5 <text:a xlink:type="simple" xlink:href="#__RefHeading__2706_1585856370" text:style-name="Internet_20_link" text:visited-style-name="Internet_20_link">fmalloc_double_vector</text:a><text:tab/>13</text:p>
          <text:p text:style-name="P22">4.2.6 <text:a xlink:type="simple" xlink:href="#__RefHeading__2708_1585856370" text:style-name="Internet_20_link" text:visited-style-name="Internet_20_link">fmalloc_byte_2d</text:a><text:tab/>14</text:p>
          <text:p text:style-name="P22">4.2.7 <text:a xlink:type="simple" xlink:href="#__RefHeading__2710_1585856370" text:style-name="Internet_20_link" text:visited-style-name="Internet_20_link">fmalloc_ubyte_2d</text:a><text:tab/>14</text:p>
          <text:p text:style-name="P22">4.2.8 <text:a xlink:type="simple" xlink:href="#__RefHeading__2712_1585856370" text:style-name="Internet_20_link" text:visited-style-name="Internet_20_link">fmalloc_ushort_2d</text:a><text:tab/>14</text:p>
          <text:p text:style-name="P22">4.2.9 <text:a xlink:type="simple" xlink:href="#__RefHeading__2714_1585856370" text:style-name="Internet_20_link" text:visited-style-name="Internet_20_link">fmalloc_int_2d</text:a><text:tab/>14</text:p>
          <text:p text:style-name="P22">4.2.10 <text:a xlink:type="simple" xlink:href="#__RefHeading__2716_1585856370" text:style-name="Internet_20_link" text:visited-style-name="Internet_20_link">fmalloc_float_2d</text:a><text:tab/>14</text:p>
          <text:p text:style-name="P22">4.2.11 <text:a xlink:type="simple" xlink:href="#__RefHeading__2718_1585856370" text:style-name="Internet_20_link" text:visited-style-name="Internet_20_link">fmalloc_double_2d</text:a><text:tab/>14</text:p>
          <text:p text:style-name="P22">4.2.12 <text:a xlink:type="simple" xlink:href="#__RefHeading__2720_1585856370" text:style-name="Internet_20_link" text:visited-style-name="Internet_20_link">fmfree_char_vector</text:a><text:tab/>14</text:p>
          <text:p text:style-name="P22">4.2.13 <text:a xlink:type="simple" xlink:href="#__RefHeading__2722_1585856370" text:style-name="Internet_20_link" text:visited-style-name="Internet_20_link">fmfree_ushort_vector</text:a><text:tab/>14</text:p>
          <text:p text:style-name="P22">4.2.14 <text:a xlink:type="simple" xlink:href="#__RefHeading__2724_1585856370" text:style-name="Internet_20_link" text:visited-style-name="Internet_20_link">fmfree_int_vector</text:a><text:tab/>14</text:p>
          <text:p text:style-name="P22">4.2.15 <text:a xlink:type="simple" xlink:href="#__RefHeading__2726_1585856370" text:style-name="Internet_20_link" text:visited-style-name="Internet_20_link">fmfree_float_vector</text:a><text:tab/>15</text:p>
          <text:p text:style-name="P22">4.2.16 <text:a xlink:type="simple" xlink:href="#__RefHeading__2728_1585856370" text:style-name="Internet_20_link" text:visited-style-name="Internet_20_link">fmfree_double_vector</text:a><text:tab/>15</text:p>
          <text:p text:style-name="P22">4.2.17 <text:a xlink:type="simple" xlink:href="#__RefHeading__2730_1585856370" text:style-name="Internet_20_link" text:visited-style-name="Internet_20_link">fmfree_byte_2d</text:a><text:tab/>15</text:p>
          <text:p text:style-name="P22">4.2.18 <text:a xlink:type="simple" xlink:href="#__RefHeading__2732_1585856370" text:style-name="Internet_20_link" text:visited-style-name="Internet_20_link">fmfree_ubyte_2d</text:a><text:tab/>15</text:p>
          <text:p text:style-name="P22"><text:soft-page-break/>4.2.19 <text:a xlink:type="simple" xlink:href="#__RefHeading__2734_1585856370" text:style-name="Internet_20_link" text:visited-style-name="Internet_20_link">fmfree_ushort_2d</text:a><text:tab/>15</text:p>
          <text:p text:style-name="P22">4.2.20 <text:a xlink:type="simple" xlink:href="#__RefHeading__2736_1585856370" text:style-name="Internet_20_link" text:visited-style-name="Internet_20_link">fmfree_int_2d</text:a><text:tab/>15</text:p>
          <text:p text:style-name="P22">4.2.21 <text:a xlink:type="simple" xlink:href="#__RefHeading__2738_1585856370" text:style-name="Internet_20_link" text:visited-style-name="Internet_20_link">fmfree_float_2d</text:a><text:tab/>15</text:p>
          <text:p text:style-name="P22">4.2.22 <text:a xlink:type="simple" xlink:href="#__RefHeading__2740_1585856370" text:style-name="Internet_20_link" text:visited-style-name="Internet_20_link">fmfree_double_2d</text:a><text:tab/>15</text:p>
          <text:p text:style-name="P22">4.2.23 <text:a xlink:type="simple" xlink:href="#__RefHeading__2742_1585856370" text:style-name="Internet_20_link" text:visited-style-name="Internet_20_link">fmivec</text:a><text:tab/>15</text:p>
          <text:p text:style-name="P22">4.2.24 <text:a xlink:type="simple" xlink:href="#__RefHeading__2744_1585856370" text:style-name="Internet_20_link" text:visited-style-name="Internet_20_link">fmijmap</text:a><text:tab/>15</text:p>
          <text:p text:style-name="P22">4.2.25 <text:a xlink:type="simple" xlink:href="#__RefHeading__2746_1585856370" text:style-name="Internet_20_link" text:visited-style-name="Internet_20_link">fmMalloc</text:a><text:tab/>16</text:p>
          <text:p text:style-name="P21">4.3 <text:a xlink:type="simple" xlink:href="#__RefHeading__2748_1585856370" text:style-name="Internet_20_link" text:visited-style-name="Internet_20_link">File handling functions</text:a><text:tab/>16</text:p>
          <text:p text:style-name="P22">4.3.1 <text:a xlink:type="simple" xlink:href="#__RefHeading__2750_1585856370" text:style-name="Internet_20_link" text:visited-style-name="Internet_20_link">fmfileexist</text:a><text:tab/>16</text:p>
          <text:p text:style-name="P22">4.3.2 <text:a xlink:type="simple" xlink:href="#__RefHeading__2752_1585856370" text:style-name="Internet_20_link" text:visited-style-name="Internet_20_link">fmtouch</text:a><text:tab/>16</text:p>
          <text:p text:style-name="P22">4.3.3 <text:a xlink:type="simple" xlink:href="#__RefHeading__2754_1585856370" text:style-name="Internet_20_link" text:visited-style-name="Internet_20_link">fmfindfile</text:a><text:tab/>16</text:p>
          <text:p text:style-name="P21">4.4 <text:a xlink:type="simple" xlink:href="#__RefHeading__2756_1585856370" text:style-name="Internet_20_link" text:visited-style-name="Internet_20_link">Image containers</text:a><text:tab/>16</text:p>
          <text:p text:style-name="P22">4.4.1 <text:a xlink:type="simple" xlink:href="#__RefHeading__2758_1585856370" text:style-name="Internet_20_link" text:visited-style-name="Internet_20_link">init_fmimage</text:a><text:tab/>16</text:p>
          <text:p text:style-name="P22">4.4.2 <text:a xlink:type="simple" xlink:href="#__RefHeading__2760_1585856370" text:style-name="Internet_20_link" text:visited-style-name="Internet_20_link">free_fmimage</text:a><text:tab/>16</text:p>
          <text:p text:style-name="P22">4.4.3 <text:a xlink:type="simple" xlink:href="#__RefHeading__3071_1585856370" text:style-name="Internet_20_link" text:visited-style-name="Internet_20_link">allocate_fmdatafield</text:a><text:tab/>16</text:p>
          <text:p text:style-name="P22">4.4.4 <text:a xlink:type="simple" xlink:href="#__RefHeading__2762_1585856370" text:style-name="Internet_20_link" text:visited-style-name="Internet_20_link">unpack_fmimage_ushort - REMOVED</text:a><text:tab/>16</text:p>
          <text:p text:style-name="P22">4.4.5 <text:a xlink:type="simple" xlink:href="#__RefHeading__2764_1585856370" text:style-name="Internet_20_link" text:visited-style-name="Internet_20_link">unpack_fmimage_int - REMOVED</text:a><text:tab/>17</text:p>
          <text:p text:style-name="P22">4.4.6 <text:a xlink:type="simple" xlink:href="#__RefHeading__3073_1585856370" text:style-name="Internet_20_link" text:visited-style-name="Internet_20_link">unpack_fmdatafield_byte</text:a><text:tab/>17</text:p>
          <text:p text:style-name="P22">4.4.7 <text:a xlink:type="simple" xlink:href="#__RefHeading__3075_1585856370" text:style-name="Internet_20_link" text:visited-style-name="Internet_20_link">unpack_fmdatafield_ushort</text:a><text:tab/>17</text:p>
          <text:p text:style-name="P22">4.4.8 <text:a xlink:type="simple" xlink:href="#__RefHeading__3077_1585856370" text:style-name="Internet_20_link" text:visited-style-name="Internet_20_link">unpack_fmdatafield_short</text:a><text:tab/>17</text:p>
          <text:p text:style-name="P22">4.4.9 <text:a xlink:type="simple" xlink:href="#__RefHeading__3079_1585856370" text:style-name="Internet_20_link" text:visited-style-name="Internet_20_link">unpack_fmdatafield_uint</text:a><text:tab/>17</text:p>
          <text:p text:style-name="P22">4.4.10 <text:a xlink:type="simple" xlink:href="#__RefHeading__3081_1585856370" text:style-name="Internet_20_link" text:visited-style-name="Internet_20_link">unpack_fmdatafield_int</text:a><text:tab/>17</text:p>
          <text:p text:style-name="P21">4.5 <text:a xlink:type="simple" xlink:href="#__RefHeading__2766_1585856370" text:style-name="Internet_20_link" text:visited-style-name="Internet_20_link">Color map specification for raster data</text:a><text:tab/>18</text:p>
          <text:p text:style-name="P22">4.5.1 <text:a xlink:type="simple" xlink:href="#__RefHeading__2768_1585856370" text:style-name="Internet_20_link" text:visited-style-name="Internet_20_link">fmheatmap</text:a><text:tab/>18</text:p>
          <text:p text:style-name="P22">4.5.2 <text:a xlink:type="simple" xlink:href="#__RefHeading__2770_1585856370" text:style-name="Internet_20_link" text:visited-style-name="Internet_20_link">fmmapb2g</text:a><text:tab/>18</text:p>
          <text:p text:style-name="P22">4.5.3 <text:a xlink:type="simple" xlink:href="#__RefHeading__2772_1585856370" text:style-name="Internet_20_link" text:visited-style-name="Internet_20_link">fmmapr2g</text:a><text:tab/>18</text:p>
          <text:p text:style-name="P21">4.6 <text:a xlink:type="simple" xlink:href="#__RefHeading__2774_1585856370" text:style-name="Internet_20_link" text:visited-style-name="Internet_20_link">Coordinate systems</text:a><text:tab/>18</text:p>
          <text:p text:style-name="P22">4.6.1 <text:a xlink:type="simple" xlink:href="#__RefHeading__2776_1585856370" text:style-name="Internet_20_link" text:visited-style-name="Internet_20_link">fmgeo2ucs</text:a><text:tab/>18</text:p>
          <text:p text:style-name="P22">4.6.2 <text:a xlink:type="simple" xlink:href="#__RefHeading__2778_1585856370" text:style-name="Internet_20_link" text:visited-style-name="Internet_20_link">fmucs2geo</text:a><text:tab/>18</text:p>
          <text:p text:style-name="P22">4.6.3 <text:a xlink:type="simple" xlink:href="#__RefHeading__2780_1585856370" text:style-name="Internet_20_link" text:visited-style-name="Internet_20_link">fmucsmeos2metno</text:a><text:tab/>19</text:p>
          <text:p text:style-name="P22">4.6.4 <text:a xlink:type="simple" xlink:href="#__RefHeading__2782_1585856370" text:style-name="Internet_20_link" text:visited-style-name="Internet_20_link">fmucs2ind</text:a><text:tab/>19</text:p>
          <text:p text:style-name="P22">4.6.5 <text:a xlink:type="simple" xlink:href="#__RefHeading__2784_1585856370" text:style-name="Internet_20_link" text:visited-style-name="Internet_20_link">fmind2ucs</text:a><text:tab/>19</text:p>
          <text:p text:style-name="P22">4.6.6 <text:a xlink:type="simple" xlink:href="#__RefHeading__2786_1585856370" text:style-name="Internet_20_link" text:visited-style-name="Internet_20_link">fmind2geo</text:a><text:tab/>19</text:p>
          <text:p text:style-name="P22">4.6.7 <text:a xlink:type="simple" xlink:href="#__RefHeading__2788_1585856370" text:style-name="Internet_20_link" text:visited-style-name="Internet_20_link">fmgeo2tile</text:a><text:tab/>19</text:p>
          <text:p text:style-name="P22">4.6.8 <text:a xlink:type="simple" xlink:href="#__RefHeading__2790_1585856370" text:style-name="Internet_20_link" text:visited-style-name="Internet_20_link">fmucs2diana</text:a><text:tab/>19</text:p>
          <text:p text:style-name="P21">4.7 <text:a xlink:type="simple" xlink:href="#__RefHeading__2792_1585856370" text:style-name="Internet_20_link" text:visited-style-name="Internet_20_link">Observation geometry estimation from satellite subtrack</text:a><text:tab/>19</text:p>
          <text:p text:style-name="P22">4.7.1 <text:a xlink:type="simple" xlink:href="#__RefHeading__2794_1585856370" text:style-name="Internet_20_link" text:visited-style-name="Internet_20_link">fmangest</text:a><text:tab/>19</text:p>
          <text:p text:style-name="P22">4.7.2 <text:a xlink:type="simple" xlink:href="#__RefHeading__2796_1585856370" text:style-name="Internet_20_link" text:visited-style-name="Internet_20_link">fmsubtrc</text:a><text:tab/>20</text:p>
          <text:p text:style-name="P22">4.7.3 <text:a xlink:type="simple" xlink:href="#__RefHeading__2798_1585856370" text:style-name="Internet_20_link" text:visited-style-name="Internet_20_link">fmsubtrn</text:a><text:tab/>20</text:p>
          <text:p text:style-name="P21">4.8 <text:a xlink:type="simple" xlink:href="#__RefHeading__2800_1585856370" text:style-name="Internet_20_link" text:visited-style-name="Internet_20_link">Byteswapping</text:a><text:tab/>20</text:p>
          <text:p text:style-name="P22">4.8.1 <text:a xlink:type="simple" xlink:href="#__RefHeading__2802_1585856370" text:style-name="Internet_20_link" text:visited-style-name="Internet_20_link">fmshortbyteswap</text:a><text:tab/>20</text:p>
          <text:p text:style-name="P22">4.8.2 <text:a xlink:type="simple" xlink:href="#__RefHeading__2804_1585856370" text:style-name="Internet_20_link" text:visited-style-name="Internet_20_link">fmintbyteswap</text:a><text:tab/>20</text:p>
          <text:p text:style-name="P22">4.8.3 <text:a xlink:type="simple" xlink:href="#__RefHeading__2806_1585856370" text:style-name="Internet_20_link" text:visited-style-name="Internet_20_link">fmbs_int</text:a><text:tab/>20</text:p>
          <text:p text:style-name="P22">4.8.4 <text:a xlink:type="simple" xlink:href="#__RefHeading__2808_1585856370" text:style-name="Internet_20_link" text:visited-style-name="Internet_20_link">fmbs_short</text:a><text:tab/>20</text:p>
          <text:p text:style-name="P21"><text:soft-page-break/>4.9 <text:a xlink:type="simple" xlink:href="#__RefHeading__2810_1585856370" text:style-name="Internet_20_link" text:visited-style-name="Internet_20_link">Radiance related functions</text:a><text:tab/>20</text:p>
          <text:p text:style-name="P22">4.9.1 <text:a xlink:type="simple" xlink:href="#__RefHeading__2812_1585856370" text:style-name="Internet_20_link" text:visited-style-name="Internet_20_link">fmesd</text:a><text:tab/>20</text:p>
          <text:p text:style-name="P22">4.9.2 <text:a xlink:type="simple" xlink:href="#__RefHeading__2814_1585856370" text:style-name="Internet_20_link" text:visited-style-name="Internet_20_link">fmdeclination</text:a><text:tab/>21</text:p>
          <text:p text:style-name="P22">4.9.3 <text:a xlink:type="simple" xlink:href="#__RefHeading__2816_1585856370" text:style-name="Internet_20_link" text:visited-style-name="Internet_20_link">fmequationoftime</text:a><text:tab/>21</text:p>
          <text:p text:style-name="P22">4.9.4 <text:a xlink:type="simple" xlink:href="#__RefHeading__2818_1585856370" text:style-name="Internet_20_link" text:visited-style-name="Internet_20_link">fmsolarzenith</text:a><text:tab/>21</text:p>
          <text:p text:style-name="P22">4.9.5 <text:a xlink:type="simple" xlink:href="#__RefHeading__2820_1585856370" text:style-name="Internet_20_link" text:visited-style-name="Internet_20_link">fmbidirref</text:a><text:tab/>21</text:p>
          <text:p text:style-name="P22">4.9.6 <text:a xlink:type="simple" xlink:href="#__RefHeading__2822_1585856370" text:style-name="Internet_20_link" text:visited-style-name="Internet_20_link">fmtoairrad</text:a><text:tab/>21</text:p>
          <text:p text:style-name="P21">4.10 <text:a xlink:type="simple" xlink:href="#__RefHeading__2824_1585856370" text:style-name="Internet_20_link" text:visited-style-name="Internet_20_link">String handling functions</text:a><text:tab/>22</text:p>
          <text:p text:style-name="P22">4.10.1 <text:a xlink:type="simple" xlink:href="#__RefHeading__2826_1585856370" text:style-name="Internet_20_link" text:visited-style-name="Internet_20_link">fmremovenewline</text:a><text:tab/>22</text:p>
          <text:p text:style-name="P22">4.10.2 <text:a xlink:type="simple" xlink:href="#__RefHeading__2828_1585856370" text:style-name="Internet_20_link" text:visited-style-name="Internet_20_link">fmstrsplit</text:a><text:tab/>22</text:p>
          <text:p text:style-name="P22">4.10.3 <text:a xlink:type="simple" xlink:href="#__RefHeading__2830_1585856370" text:style-name="Internet_20_link" text:visited-style-name="Internet_20_link">fmstrjoin</text:a><text:tab/>22</text:p>
          <text:p text:style-name="P22">4.10.4 <text:a xlink:type="simple" xlink:href="#__RefHeading__2832_1585856370" text:style-name="Internet_20_link" text:visited-style-name="Internet_20_link">fmbasename</text:a><text:tab/>22</text:p>
          <text:p text:style-name="P22">4.10.5 <text:a xlink:type="simple" xlink:href="#__RefHeading__2834_1585856370" text:style-name="Internet_20_link" text:visited-style-name="Internet_20_link">fmgrep</text:a><text:tab/>22</text:p>
          <text:p text:style-name="P22">4.10.6 <text:a xlink:type="simple" xlink:href="#__RefHeading__2836_1585856370" text:style-name="Internet_20_link" text:visited-style-name="Internet_20_link">fmgrepstart</text:a><text:tab/>22</text:p>
          <text:p text:style-name="P22">4.10.7 <text:a xlink:type="simple" xlink:href="#__RefHeading__2838_1585856370" text:style-name="Internet_20_link" text:visited-style-name="Internet_20_link">fmgrepend</text:a><text:tab/>22</text:p>
          <text:p text:style-name="P22">4.10.8 <text:a xlink:type="simple" xlink:href="#__RefHeading__2840_1585856370" text:style-name="Internet_20_link" text:visited-style-name="Internet_20_link">fmstrlen</text:a><text:tab/>23</text:p>
          <text:p text:style-name="P21">4.11 <text:a xlink:type="simple" xlink:href="#__RefHeading__2842_1585856370" text:style-name="Internet_20_link" text:visited-style-name="Internet_20_link">Time handling functions</text:a><text:tab/>23</text:p>
          <text:p text:style-name="P22">4.11.1 <text:a xlink:type="simple" xlink:href="#__RefHeading__3027_1715974783" text:style-name="Internet_20_link" text:visited-style-name="Internet_20_link">check_fmtime</text:a><text:tab/>23</text:p>
          <text:p text:style-name="P22">4.11.2 <text:a xlink:type="simple" xlink:href="#__RefHeading__3029_1715974783" text:style-name="Internet_20_link" text:visited-style-name="Internet_20_link">is_leap_year</text:a><text:tab/>23</text:p>
          <text:p text:style-name="P22">4.11.3 <text:a xlink:type="simple" xlink:href="#__RefHeading__2846_1585856370" text:style-name="Internet_20_link" text:visited-style-name="Internet_20_link">tofmtime</text:a><text:tab/>23</text:p>
          <text:p text:style-name="P22">4.11.4 <text:a xlink:type="simple" xlink:href="#__RefHeading__2848_1585856370" text:style-name="Internet_20_link" text:visited-style-name="Internet_20_link">tofmsec1970</text:a><text:tab/>23</text:p>
          <text:p text:style-name="P22">4.11.5 <text:a xlink:type="simple" xlink:href="#__RefHeading__2850_1585856370" text:style-name="Internet_20_link" text:visited-style-name="Internet_20_link">fmstring2fmtime</text:a><text:tab/>23</text:p>
          <text:p text:style-name="P22">4.11.6 <text:a xlink:type="simple" xlink:href="#__RefHeading__2852_1585856370" text:style-name="Internet_20_link" text:visited-style-name="Internet_20_link">ymdhms2fmsec1970</text:a><text:tab/>24</text:p>
          <text:p text:style-name="P22">4.11.7 <text:a xlink:type="simple" xlink:href="#__RefHeading__2854_1585856370" text:style-name="Internet_20_link" text:visited-style-name="Internet_20_link">ymdhms2fmsec1970_alt</text:a><text:tab/>24</text:p>
          <text:p text:style-name="P22">4.11.8 <text:a xlink:type="simple" xlink:href="#__RefHeading__2856_1585856370" text:style-name="Internet_20_link" text:visited-style-name="Internet_20_link">ymdh2fmsec1970</text:a><text:tab/>24</text:p>
          <text:p text:style-name="P22">4.11.9 <text:a xlink:type="simple" xlink:href="#__RefHeading__2858_1585856370" text:style-name="Internet_20_link" text:visited-style-name="Internet_20_link">ymdh2fmsec1970_alt</text:a><text:tab/>24</text:p>
          <text:p text:style-name="P22">4.11.10 <text:a xlink:type="simple" xlink:href="#__RefHeading__2860_1585856370" text:style-name="Internet_20_link" text:visited-style-name="Internet_20_link">fmsec19702isodatetime</text:a><text:tab/>24</text:p>
          <text:p text:style-name="P22">4.11.11 <text:a xlink:type="simple" xlink:href="#__RefHeading__2862_1585856370" text:style-name="Internet_20_link" text:visited-style-name="Internet_20_link">isodatetime2fmsec1970</text:a><text:tab/>24</text:p>
          <text:p text:style-name="P22">4.11.12 <text:a xlink:type="simple" xlink:href="#__RefHeading__2864_1585856370" text:style-name="Internet_20_link" text:visited-style-name="Internet_20_link">isodatetime2fmsec1970_alt</text:a><text:tab/>24</text:p>
          <text:p text:style-name="P22">4.11.13 <text:a xlink:type="simple" xlink:href="#__RefHeading__2866_1585856370" text:style-name="Internet_20_link" text:visited-style-name="Internet_20_link">fmsec19702CFepoch</text:a><text:tab/>25</text:p>
          <text:p text:style-name="P22">4.11.14 <text:a xlink:type="simple" xlink:href="#__RefHeading__2868_1585856370" text:style-name="Internet_20_link" text:visited-style-name="Internet_20_link">CFepoch2fmsec1970</text:a><text:tab/>25</text:p>
          <text:p text:style-name="P22">4.11.15 <text:a xlink:type="simple" xlink:href="#__RefHeading__2870_1585856370" text:style-name="Internet_20_link" text:visited-style-name="Internet_20_link">correct_time_from_unit</text:a><text:tab/>25</text:p>
          <text:p text:style-name="P22">4.11.16 <text:a xlink:type="simple" xlink:href="#__RefHeading__2872_1585856370" text:style-name="Internet_20_link" text:visited-style-name="Internet_20_link">fmutc2tst</text:a><text:tab/>25</text:p>
          <text:p text:style-name="P22">4.11.17 <text:a xlink:type="simple" xlink:href="#__RefHeading__2874_1585856370" text:style-name="Internet_20_link" text:visited-style-name="Internet_20_link">fmcet2tst</text:a><text:tab/>25</text:p>
          <text:p text:style-name="P22">4.11.18 <text:a xlink:type="simple" xlink:href="#__RefHeading__2876_1585856370" text:style-name="Internet_20_link" text:visited-style-name="Internet_20_link">fmloncorr</text:a><text:tab/>25</text:p>
          <text:p text:style-name="P22">4.11.19 <text:a xlink:type="simple" xlink:href="#__RefHeading__2878_1585856370" text:style-name="Internet_20_link" text:visited-style-name="Internet_20_link">mjd19502fmtime</text:a><text:tab/>25</text:p>
          <text:p text:style-name="P22">4.11.20 <text:a xlink:type="simple" xlink:href="#__RefHeading__2880_1585856370" text:style-name="Internet_20_link" text:visited-style-name="Internet_20_link">fmtime2mjd1950</text:a><text:tab/>25</text:p>
          <text:p text:style-name="P22">4.11.21 <text:a xlink:type="simple" xlink:href="#__RefHeading__2882_1585856370" text:style-name="Internet_20_link" text:visited-style-name="Internet_20_link">fmhourangle</text:a><text:tab/>26</text:p>
          <text:p text:style-name="P22">4.11.22 <text:a xlink:type="simple" xlink:href="#__RefHeading__2884_1585856370" text:style-name="Internet_20_link" text:visited-style-name="Internet_20_link">fmmeosdate2fmtime</text:a><text:tab/>26</text:p>
          <text:p text:style-name="P22">4.11.23 <text:a xlink:type="simple" xlink:href="#__RefHeading__3031_1715974783" text:style-name="Internet_20_link" text:visited-style-name="Internet_20_link">fmdayofyear</text:a><text:tab/>26</text:p>
          <text:p text:style-name="P22">4.11.24 <text:a xlink:type="simple" xlink:href="#__RefHeading__3033_1715974783" text:style-name="Internet_20_link" text:visited-style-name="Internet_20_link">fmdoy2mmdd</text:a><text:tab/>26</text:p>
          <text:p text:style-name="P21">4.12 <text:a xlink:type="simple" xlink:href="#__RefHeading__2886_1585856370" text:style-name="Internet_20_link" text:visited-style-name="Internet_20_link">Angular functions</text:a><text:tab/>26</text:p>
          <text:p text:style-name="P22">4.12.1 <text:a xlink:type="simple" xlink:href="#__RefHeading__2888_1585856370" text:style-name="Internet_20_link" text:visited-style-name="Internet_20_link">fmrad2deg</text:a><text:tab/>26</text:p>
          <text:p text:style-name="P22">4.12.2 <text:a xlink:type="simple" xlink:href="#__RefHeading__2890_1585856370" text:style-name="Internet_20_link" text:visited-style-name="Internet_20_link">fmdeg2rad</text:a><text:tab/>26</text:p>
          <text:p text:style-name="P21"><text:soft-page-break/>4.13 <text:a xlink:type="simple" xlink:href="#__RefHeading__2892_1585856370" text:style-name="Internet_20_link" text:visited-style-name="Internet_20_link">General algorithms</text:a><text:tab/>26</text:p>
          <text:p text:style-name="P22">4.13.1 <text:a xlink:type="simple" xlink:href="#__RefHeading__2894_1585856370" text:style-name="Internet_20_link" text:visited-style-name="Internet_20_link">fmselalg</text:a><text:tab/>26</text:p>
        </text:index-body>
      </text:table-of-content>
      <text:p text:style-name="Standard"/>
      <text:h text:style-name="P25" text:outline-level="1"><text:bookmark text:name="__RefHeading__2652_1585856370"/>Introduction<text:bookmark-end text:name="__RefHeading__2652_1585856370"/></text:h>
      <text:h text:style-name="Heading_20_2" text:outline-level="2"><text:bookmark text:name="__RefHeading__2654_1585856370"/>What<text:bookmark-end text:name="__RefHeading__2654_1585856370"/></text:h>
      <text:p text:style-name="Text_20_body"><text:span text:style-name="Source_20_Text">libfmutil</text:span> is a C library containing various functions useful for handling remote sensing data. It is specifically developed for the needs at the Norwegian Meteorological Institute, but might be useful to other as well.</text:p>
      <text:h text:style-name="Heading_20_2" text:outline-level="2"><text:bookmark text:name="__RefHeading__2656_1585856370"/>Why<text:bookmark-end text:name="__RefHeading__2656_1585856370"/></text:h>
      <text:p text:style-name="Text_20_body"><text:span text:style-name="Source_20_Text">libfmutil</text:span> have been developed to help handling remote sensing data although it also contain utility functions useful for general software development.</text:p>
      <text:h text:style-name="Heading_20_2" text:outline-level="2"><text:bookmark text:name="__RefHeading__2658_1585856370"/>Where<text:bookmark-end text:name="__RefHeading__2658_1585856370"/></text:h>
      <text:p text:style-name="Text_20_body"><text:span text:style-name="Source_20_Text">libfmutil</text:span> have been developed for the following purposes:</text:p>
      <text:list xml:id="list595079708" text:style-name="L1">
        <text:list-item>
          <text:p text:style-name="P23">Research and development at the Norwegian Meteorological Institute</text:p>
        </text:list-item>
        <text:list-item>
          <text:p text:style-name="P23">Operational processing of remote sensing data at the Norwegian Meteorological Institute</text:p>
        </text:list-item>
      </text:list>
      <text:h text:style-name="Heading_20_2" text:outline-level="2"><text:bookmark text:name="__RefHeading__2660_1585856370"/>When<text:bookmark-end text:name="__RefHeading__2660_1585856370"/></text:h>
      <text:p text:style-name="Text_20_body"><text:span text:style-name="Source_20_Text">libfmutil</text:span> builds on an earlier software library <text:span text:style-name="Source_20_Text">libsatimg</text:span>. However <text:span text:style-name="Source_20_Text">libsatimg</text:span> contained both utility functions and file format specifications. The latter complicated the building and use of the library as some of the file formats were defined by commercial companies delivering software to the Norwegian Meteorological Institute. This also complicated use of the library in projects involving external partners. Thus these file format parts have been isolated within a specific library <text:span text:style-name="Source_20_Text">libfmio</text:span> and the commercial file formats have been excluded. </text:p>
      <text:h text:style-name="Heading_20_2" text:outline-level="2"><text:bookmark text:name="__RefHeading__2662_1585856370"/>Who<text:bookmark-end text:name="__RefHeading__2662_1585856370"/></text:h>
      <text:p text:style-name="Text_20_body"><text:span text:style-name="Source_20_Text">libfmutil</text:span> have been developed by scientists employed by the Norwegian Meteorological Institute. However, the library is free to be used by anyone that would find it useful. It is distributed using <text:a xlink:type="simple" xlink:href="http://www.gnu.org/copyleft/gpl.html">GNU General Public License</text:a> when it is built without <text:a xlink:type="simple" xlink:href="http://proj.maptools.org/">PROJ.4</text:a> support. PROJ.4 is distributed using a MIT license. See the PROJ.4 homepage for details on the PROJ.4 license. </text:p>
      <text:p text:style-name="Text_20_body">The following persons have been involved in the software developmen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Function</text:p>
            </table:table-cell>
            <table:table-cell table:style-name="Table2.C1" office:value-type="string">
              <text:p text:style-name="Table_20_Heading">Affiliation</text:p>
            </table:table-cell>
          </table:table-row>
        </table:table-header-rows>
        <table:table-row>
          <table:table-cell table:style-name="Table2.A2" office:value-type="string">
            <text:p text:style-name="Table_20_Contents">Øystein Godøy</text:p>
          </table:table-cell>
          <table:table-cell table:style-name="Table2.A2" office:value-type="string">
            <text:p text:style-name="Table_20_Contents">Coordinator, Software development</text:p>
          </table:table-cell>
          <table:table-cell table:style-name="Table2.C2" office:value-type="string">
            <text:p text:style-name="Table_20_Contents">Norwegian Meteorological Institute (<text:a xlink:type="simple" xlink:href="http://www.met.no/">http://www.met.no/</text:a>)</text:p>
          </table:table-cell>
        </table:table-row>
        <table:table-row>
          <table:table-cell table:style-name="Table2.A2" office:value-type="string">
            <text:p text:style-name="Table_20_Contents">Steinar Eastwood</text:p>
          </table:table-cell>
          <table:table-cell table:style-name="Table2.A2" office:value-type="string">
            <text:p text:style-name="Table_20_Contents">Software development</text:p>
          </table:table-cell>
          <table:table-cell table:style-name="Table2.C2" office:value-type="string">
            <text:p text:style-name="Table_20_Contents">Norwegian Meteorological Institute (<text:a xlink:type="simple" xlink:href="http://www.met.no/">http://www.met.no/</text:a>)</text:p>
          </table:table-cell>
        </table:table-row>
        <table:table-row>
          <table:table-cell table:style-name="Table2.A2" office:value-type="string">
            <text:p text:style-name="Table_20_Contents">Thomas Lavergne</text:p>
          </table:table-cell>
          <table:table-cell table:style-name="Table2.A2" office:value-type="string">
            <text:p text:style-name="Table_20_Contents">Software developer</text:p>
          </table:table-cell>
          <table:table-cell table:style-name="Table2.C2" office:value-type="string">
            <text:p text:style-name="Table_20_Contents">Norwegian Meteorological Institute (<text:a xlink:type="simple" xlink:href="http://www.met.no/">http://www.met.no/</text:a>)</text:p>
          </table:table-cell>
        </table:table-row>
      </table:table>
      <text:p text:style-name="Text_20_body"/>
      <text:h text:style-name="Heading_20_1" text:outline-level="1"><text:bookmark text:name="__RefHeading__2664_1585856370"/><text:soft-page-break/>Compilation and implementation<text:bookmark-end text:name="__RefHeading__2664_1585856370"/></text:h>
      <text:h text:style-name="Heading_20_2" text:outline-level="2"><text:bookmark text:name="__RefHeading__2666_1585856370"/>Requirements<text:bookmark-end text:name="__RefHeading__2666_1585856370"/></text:h>
      <text:p text:style-name="Text_20_body"><text:span text:style-name="Source_20_Text">libfmutil</text:span> have some functionality that relies on the <text:a xlink:type="simple" xlink:href="http://proj.maptools.org/">PROJ.4</text:a> library. However, the library can be built without PROJ.4. The functionality requiring PROJ.4 will then be disabled.</text:p>
      <text:p text:style-name="Text_20_body"><text:span text:style-name="Source_20_Text">libfmutil</text:span> have been developed on a Linux system running Fedora Core 3 and Fedora Core 5. Although being developed for portability, this has not been thoroughly tested yet.</text:p>
      <text:h text:style-name="Heading_20_2" text:outline-level="2"><text:bookmark text:name="__RefHeading__2668_1585856370"/>Compilation<text:bookmark-end text:name="__RefHeading__2668_1585856370"/></text:h>
      <text:p text:style-name="Text_20_body">The following steps are required to build the software:</text:p>
      <text:list xml:id="list255360507" text:style-name="L2">
        <text:list-item>
          <text:p text:style-name="P24">Unpack the library (distributed as a gzipped tarball) using <text:span text:style-name="Source_20_Text">tar xvzf libfmutil.tgz</text:span></text:p>
        </text:list-item>
        <text:list-item>
          <text:p text:style-name="P24"><text:span text:style-name="Source_20_Text">Run cvs export -r HEAD -d commonM4cros metnoBuildCommon/m4cros</text:span></text:p>
        </text:list-item>
        <text:list-item>
          <text:p text:style-name="P24">Run <text:span text:style-name="Source_20_Text">autoreconf --install --verbose</text:span></text:p>
        </text:list-item>
        <text:list-item>
          <text:p text:style-name="P24">execute<text:span text:style-name="Source_20_Text"> configure</text:span>. The <text:span text:style-name="Source_20_Text">–help</text:span> option of <text:span text:style-name="Source_20_Text">configure</text:span> will list options. If e.g. PROJ.4 support is not needed, use <text:span text:style-name="Source_20_Text">–without-proj</text:span>. If reconfiguration of the system is required, remember to run <text:span text:style-name="Source_20_Text">make distclean</text:span>.</text:p>
        </text:list-item>
        <text:list-item>
          <text:p text:style-name="P24"><text:span text:style-name="Source_20_Text">make</text:span></text:p>
        </text:list-item>
        <text:list-item>
          <text:p text:style-name="P24"><text:span text:style-name="Source_20_Text">make check</text:span></text:p>
        </text:list-item>
        <text:list-item>
          <text:p text:style-name="P24"><text:span text:style-name="Source_20_Text">make install</text:span></text:p>
        </text:list-item>
      </text:list>
      <text:h text:style-name="Heading_20_2" text:outline-level="2"><text:bookmark text:name="__RefHeading__3025_1715974783"/><text:span text:style-name="Source_20_Text"><text:span text:style-name="T7">Test</text:span></text:span><text:bookmark-end text:name="__RefHeading__3025_1715974783"/></text:h>
      <text:p text:style-name="Text_20_body"><text:span text:style-name="Source_20_Text"><text:span text:style-name="T7">A test suite was introduced for securing updates in the libraries did not break expected behaviour. The suite is enabled by running </text:span></text:span><text:span text:style-name="Source_20_Text"><text:span text:style-name="T12">make check</text:span></text:span><text:span text:style-name="Source_20_Text"><text:span text:style-name="T7"> either from top-level, or from inside the </text:span></text:span><text:span text:style-name="Source_20_Text"><text:span text:style-name="T12">testsuite</text:span></text:span><text:span text:style-name="Source_20_Text"><text:span text:style-name="T7"> directory.</text:span></text:span></text:p>
      <text:h text:style-name="Heading_20_1" text:outline-level="1"><text:bookmark text:name="__RefHeading__2670_1585856370"/>Library variables and structures<text:bookmark-end text:name="__RefHeading__2670_1585856370"/></text:h>
      <text:h text:style-name="Heading_20_2" text:outline-level="2"><text:bookmark text:name="__RefHeading__2672_1585856370"/>Definitions<text:bookmark-end text:name="__RefHeading__2672_1585856370"/></text:h>
      <text:p text:style-name="Standard"><text:span text:style-name="Source_20_Text">typedef enum {FMFALSE, FMTRUE} fmboolean, fmbool;</text:span></text:p>
      <text:p text:style-name="Standard"><text:span text:style-name="Source_20_Text">#define fmPI 3.141592654</text:span></text:p>
      <text:p text:style-name="Text_20_body"><text:span text:style-name="Source_20_Text">#define DEG_TO_RAD 0.0174532925199432958</text:span></text:p>
      <text:p text:style-name="Text_20_body"><text:span text:style-name="Source_20_Text">#define RAD_TO_DEG 57.29577951308232</text:span></text:p>
      <text:p text:style-name="Text_20_body"><text:span text:style-name="Source_20_Text">#define FMREARTH 6371.</text:span></text:p>
      <text:h text:style-name="Heading_20_2" text:outline-level="2"><text:bookmark text:name="__RefHeading__2674_1585856370"/>Return codes<text:bookmark-end text:name="__RefHeading__2674_1585856370"/></text:h>
      <text:p text:style-name="Standard"><text:span text:style-name="Source_20_Text">typedef enum {</text:span></text:p>
      <text:p text:style-name="Standard"><text:span text:style-name="Source_20_Text"><text:s text:c="4"/>FM_OK,</text:span></text:p>
      <text:p text:style-name="Standard"><text:span text:style-name="Source_20_Text"><text:s text:c="4"/>FM_SYNTAX_ERR,</text:span></text:p>
      <text:p text:style-name="Standard"><text:soft-page-break/><text:span text:style-name="Source_20_Text"><text:s text:c="4"/>FM_IO_ERR,</text:span></text:p>
      <text:p text:style-name="Standard"><text:span text:style-name="Source_20_Text"><text:s text:c="4"/>FM_MEMALL_ERR,</text:span></text:p>
      <text:p text:style-name="Standard"><text:span text:style-name="Source_20_Text"><text:s text:c="4"/>FM_MEMFREE_ERR</text:span></text:p>
      <text:p text:style-name="Standard"><text:span text:style-name="Source_20_Text">} fmreturncode;</text:span></text:p>
      <text:h text:style-name="Heading_20_2" text:outline-level="2"><text:bookmark text:name="__RefHeading__2676_1585856370"/>Angles<text:bookmark-end text:name="__RefHeading__2676_1585856370"/></text:h>
      <text:p text:style-name="Standard"><text:span text:style-name="Source_20_Text">typedef struct {</text:span></text:p>
      <text:p text:style-name="Standard"><text:span text:style-name="Source_20_Text"><text:s text:c="4"/>fmgeopos *gpos;</text:span></text:p>
      <text:p text:style-name="Standard"><text:span text:style-name="Source_20_Text"><text:s text:c="4"/>int npoints;</text:span></text:p>
      <text:p text:style-name="Standard"><text:span text:style-name="Source_20_Text">} fmsubtrack;</text:span></text:p>
      <text:p text:style-name="Text_20_body"/>
      <text:p text:style-name="Standard"><text:span text:style-name="Source_20_Text">typedef struct {</text:span></text:p>
      <text:p text:style-name="Standard"><text:span text:style-name="Source_20_Text"><text:s text:c="4"/>fmucsref ref;</text:span></text:p>
      <text:p text:style-name="Standard"><text:span text:style-name="Source_20_Text"><text:s text:c="4"/>fmgeopos ll;</text:span></text:p>
      <text:p text:style-name="Standard"><text:span text:style-name="Source_20_Text"><text:s text:c="4"/>fmindex ind;</text:span></text:p>
      <text:p text:style-name="Standard"><text:span text:style-name="Source_20_Text"><text:s text:c="4"/>fmtime date;</text:span></text:p>
      <text:p text:style-name="Standard"><text:span text:style-name="Source_20_Text"><text:s text:c="4"/>fmsubtrack subtrack;</text:span></text:p>
      <text:p text:style-name="Standard"><text:span text:style-name="Source_20_Text"><text:s text:c="4"/>fmprojspec myproj;</text:span></text:p>
      <text:p text:style-name="Standard"><text:span text:style-name="Source_20_Text">} fmangreq;</text:span></text:p>
      <text:p text:style-name="Text_20_body"/>
      <text:p text:style-name="Standard"><text:span text:style-name="Source_20_Text">typedef struct {</text:span></text:p>
      <text:p text:style-name="Standard"><text:span text:style-name="Source_20_Text"><text:s text:c="4"/>fmgeopos st1;</text:span></text:p>
      <text:p text:style-name="Standard"><text:span text:style-name="Source_20_Text"><text:s text:c="4"/>fmgeopos st2;</text:span></text:p>
      <text:p text:style-name="Standard"><text:span text:style-name="Source_20_Text"><text:s text:c="4"/>fmgeopos tp;</text:span></text:p>
      <text:p text:style-name="Standard"><text:span text:style-name="Source_20_Text">} fmtriangpoints;</text:span></text:p>
      <text:p text:style-name="Text_20_body"/>
      <text:p text:style-name="Standard">t<text:span text:style-name="Source_20_Text">ypedef struct {</text:span></text:p>
      <text:p text:style-name="Standard"><text:span text:style-name="Source_20_Text"><text:s text:c="4"/>double soz; /* solar zenith angle */</text:span></text:p>
      <text:p text:style-name="Standard"><text:span text:style-name="Source_20_Text"><text:s text:c="4"/>double saz; /* satellite zenith angle */</text:span></text:p>
      <text:p text:style-name="Standard"><text:span text:style-name="Source_20_Text"><text:s text:c="4"/>double raz; /* relative azimuth angle */</text:span></text:p>
      <text:p text:style-name="Standard"><text:span text:style-name="Source_20_Text"><text:s text:c="4"/>double aza; /* satellite azimuth angle */</text:span></text:p>
      <text:p text:style-name="Standard"><text:span text:style-name="Source_20_Text"><text:s text:c="4"/>double azu; /* solar azimuth angle */</text:span></text:p>
      <text:p text:style-name="Standard"><text:span text:style-name="Source_20_Text">} fmangles;</text:span></text:p>
      <text:h text:style-name="Heading_20_2" text:outline-level="2"><text:bookmark-start text:name="Coordinate systems"/><text:bookmark text:name="__RefHeading__2678_1585856370"/>Coordinate systems<text:bookmark-end text:name="Coordinate systems"/><text:bookmark-end text:name="__RefHeading__2678_1585856370"/></text:h>
      <text:p text:style-name="Text_20_body"><text:span text:style-name="Source_20_Text">typedef enum {MI,MEOS} fmprojspec;</text:span></text:p>
      <text:p text:style-name="Text_20_body"><text:span text:style-name="Source_20_Text"/></text:p>
      <text:p text:style-name="Text_20_body"><text:span text:style-name="Source_20_Text">typedef enum {NR,NS,AT,GR} fmtiles</text:span>;</text:p>
      <text:p text:style-name="Text_20_body"><text:span text:style-name="Source_20_Text"/></text:p>
      <text:p text:style-name="Text_20_body"><text:span text:style-name="Source_20_Text">typedef struct {</text:span></text:p>
      <text:p text:style-name="Standard"><text:span text:style-name="Source_20_Text"><text:s text:c="4"/>int row;</text:span></text:p>
      <text:p text:style-name="Standard"><text:span text:style-name="Source_20_Text"><text:s text:c="4"/>int col;</text:span></text:p>
      <text:p text:style-name="Standard"><text:span text:style-name="Source_20_Text">} fmindex; /* 2D image index */</text:span></text:p>
      <text:p text:style-name="Text_20_body"/>
      <text:p text:style-name="Standard"><text:span text:style-name="Source_20_Text">typedef struct { /* see fmcoord.c for details */</text:span></text:p>
      <text:p text:style-name="Standard"><text:span text:style-name="Source_20_Text"><text:s text:c="4"/>double northings;</text:span></text:p>
      <text:p text:style-name="Standard"><text:span text:style-name="Source_20_Text"><text:s text:c="4"/>double eastings;</text:span></text:p>
      <text:p text:style-name="Standard"><text:soft-page-break/><text:span text:style-name="Source_20_Text">} fmucspos; /* User Coordinate System, origo at North Pole */</text:span></text:p>
      <text:p text:style-name="Text_20_body"/>
      <text:p text:style-name="Standard"><text:span text:style-name="Source_20_Text">typedef struct {</text:span></text:p>
      <text:p text:style-name="Standard"><text:span text:style-name="Source_20_Text"><text:s text:c="4"/>double lat;</text:span></text:p>
      <text:p text:style-name="Standard"><text:span text:style-name="Source_20_Text"><text:s text:c="4"/>double lon;</text:span></text:p>
      <text:p text:style-name="Standard"><text:span text:style-name="Source_20_Text">} fmgeopos; /* Geographical latitude, longitude */</text:span></text:p>
      <text:p text:style-name="Text_20_body"/>
      <text:p text:style-name="Standard"><text:span text:style-name="Source_20_Text">typedef struct { /* see fmcoord.c for definitions */</text:span></text:p>
      <text:p text:style-name="Standard"><text:span text:style-name="Source_20_Text"><text:s text:c="4"/>double Ax; /* horizontal pixel size in km */</text:span></text:p>
      <text:p text:style-name="Standard"><text:span text:style-name="Source_20_Text"><text:s text:c="4"/>double Ay; /* vertical pixel size in km */</text:span></text:p>
      <text:p text:style-name="Standard"><text:span text:style-name="Source_20_Text"><text:s text:c="4"/>double Bx; /* eastings of upper left corner of image in km */ </text:span></text:p>
      <text:p text:style-name="Standard"><text:span text:style-name="Source_20_Text"><text:s text:c="4"/>double By; /* northings of upper left corner of image in km */ </text:span></text:p>
      <text:p text:style-name="Standard"><text:span text:style-name="Source_20_Text"><text:s text:c="4"/>int iw; /* image size in horizontal */</text:span></text:p>
      <text:p text:style-name="Standard"><text:span text:style-name="Source_20_Text"><text:s text:c="4"/>int ih; /* image size in vertical */</text:span></text:p>
      <text:p text:style-name="Standard"><text:span text:style-name="Source_20_Text">} fmucsref;</text:span> </text:p>
      <text:p text:style-name="Text_20_body"/>
      <text:p text:style-name="Standard"><text:span text:style-name="Source_20_Text">typedef struct {</text:span></text:p>
      <text:p text:style-name="Standard"><text:span text:style-name="Source_20_Text"><text:s text:c="4"/>float truelat; /* True latitude for polar stereographic projection */</text:span></text:p>
      <text:p text:style-name="Standard"><text:span text:style-name="Source_20_Text"><text:s text:c="4"/>float gridrot; /* grid rotation compare to Greenwich meridian */</text:span></text:p>
      <text:p text:style-name="Standard"><text:span text:style-name="Source_20_Text"><text:s text:c="4"/>float jnp; /* position of the North Pole, x-coordinate */</text:span></text:p>
      <text:p text:style-name="Standard"><text:span text:style-name="Source_20_Text"><text:s text:c="4"/>float inp; /* position of the North Pole, y-coordinate */</text:span></text:p>
      <text:p text:style-name="Standard"><text:span text:style-name="Source_20_Text"><text:s text:c="4"/>float ngridp; /* number of grid points between Equator and NP */</text:span></text:p>
      <text:p text:style-name="Standard"><text:span text:style-name="Source_20_Text"><text:s text:c="4"/>float dummy; /* only used for rotated grids, not handled herein yet */</text:span></text:p>
      <text:p text:style-name="Standard"><text:span text:style-name="Source_20_Text">} fmdianapos;</text:span></text:p>
      <text:p text:style-name="Text_20_body"/>
      <text:p text:style-name="Standard"><text:span text:style-name="Source_20_Text">static char *meosproj[] = {</text:span></text:p>
      <text:p text:style-name="Standard"><text:span text:style-name="Source_20_Text"><text:s text:c="4"/>"proj=stere",</text:span></text:p>
      <text:p text:style-name="Standard"><text:span text:style-name="Source_20_Text"><text:s text:c="4"/>"lat_0=90.0",</text:span></text:p>
      <text:p text:style-name="Standard"><text:span text:style-name="Source_20_Text"><text:s text:c="4"/>"lon_0=0.0",</text:span></text:p>
      <text:p text:style-name="Standard"><text:span text:style-name="Source_20_Text"><text:s text:c="4"/>"lat_ts=60.0",</text:span></text:p>
      <text:p text:style-name="Standard"><text:span text:style-name="Source_20_Text"><text:s text:c="4"/>"units=km",</text:span></text:p>
      <text:p text:style-name="Standard"><text:span text:style-name="Source_20_Text"><text:s text:c="4"/>"a=6378144.0",</text:span></text:p>
      <text:p text:style-name="Standard"><text:span text:style-name="Source_20_Text"><text:s text:c="4"/>"b=6356759.0"</text:span></text:p>
      <text:p text:style-name="Standard"><text:span text:style-name="Source_20_Text">};</text:span></text:p>
      <text:p text:style-name="Text_20_body"/>
      <text:p text:style-name="Standard"><text:span text:style-name="Source_20_Text">static char *miproj[] = {</text:span></text:p>
      <text:p text:style-name="Standard"><text:span text:style-name="Source_20_Text"><text:s text:c="4"/>"proj=stere",</text:span></text:p>
      <text:p text:style-name="Standard"><text:span text:style-name="Source_20_Text"><text:s text:c="4"/>"lat_0=90.0",</text:span></text:p>
      <text:p text:style-name="Standard"><text:span text:style-name="Source_20_Text"><text:s text:c="4"/>"lon_0=0.0",</text:span></text:p>
      <text:p text:style-name="Standard"><text:span text:style-name="Source_20_Text"><text:s text:c="4"/>"lat_ts=60.0",</text:span></text:p>
      <text:p text:style-name="Standard"><text:span text:style-name="Source_20_Text"><text:s text:c="4"/>"units=km",</text:span></text:p>
      <text:p text:style-name="Standard"><text:span text:style-name="Source_20_Text"><text:s text:c="4"/>"a=6371000.0",</text:span></text:p>
      <text:p text:style-name="Standard"><text:span text:style-name="Source_20_Text"><text:s text:c="4"/>"b=6371000.0"</text:span></text:p>
      <text:p text:style-name="Standard"><text:span text:style-name="Source_20_Text">};</text:span></text:p>
      <text:h text:style-name="Heading_20_2" text:outline-level="2"><text:bookmark text:name="__RefHeading__2680_1585856370"/>Image<text:bookmark-end text:name="__RefHeading__2680_1585856370"/></text:h>
      <text:p text:style-name="Standard"><text:span text:style-name="Source_20_Text">typedef struct {</text:span></text:p>
      <text:p text:style-name="Standard"><text:span text:style-name="Source_20_Text"><text:s text:c="4"/>float gain;</text:span></text:p>
      <text:p text:style-name="Standard"><text:soft-page-break/><text:span text:style-name="Source_20_Text"><text:s text:c="4"/>float intercept;</text:span></text:p>
      <text:p text:style-name="Standard"><text:span text:style-name="Source_20_Text"><text:s text:c="4"/>char description[50];</text:span></text:p>
      <text:p text:style-name="Standard"><text:span text:style-name="Source_20_Text">} fmslope;</text:span></text:p>
      <text:p text:style-name="Text_20_body"/>
      <text:p text:style-name="Standard"><text:span text:style-name="Source_20_Text">typedef struct {</text:span></text:p>
      <text:p text:style-name="Standard"><text:span text:style-name="Source_20_Text"><text:s text:c="4"/>fmslope *slope;</text:span></text:p>
      <text:p text:style-name="Standard"><text:span text:style-name="Source_20_Text"><text:s text:c="4"/>int nslopes;</text:span></text:p>
      <text:p text:style-name="Standard"><text:span text:style-name="Source_20_Text">} fmscale;</text:span></text:p>
      <text:p text:style-name="Text_20_body"><text:span text:style-name="Source_20_Text"/></text:p>
      <text:p text:style-name="Standard"><text:span text:style-name="Source_20_Text">typedef enum fmdatatype {</text:span></text:p>
      <text:p text:style-name="Standard"><text:span text:style-name="Source_20_Text"><text:s text:c="4"/>FMUCHAR=0,</text:span></text:p>
      <text:p text:style-name="Standard"><text:span text:style-name="Source_20_Text"><text:s text:c="4"/>FMCHAR,</text:span></text:p>
      <text:p text:style-name="Standard"><text:span text:style-name="Source_20_Text"><text:s text:c="4"/>FMUSHORT,</text:span></text:p>
      <text:p text:style-name="Standard"><text:span text:style-name="Source_20_Text"><text:s text:c="4"/>FMSHORT,</text:span></text:p>
      <text:p text:style-name="Standard"><text:span text:style-name="Source_20_Text"><text:s text:c="4"/>FMUINT,</text:span></text:p>
      <text:p text:style-name="Standard"><text:span text:style-name="Source_20_Text"><text:s text:c="4"/>FMINT,</text:span></text:p>
      <text:p text:style-name="Standard"><text:span text:style-name="Source_20_Text"><text:s text:c="4"/>FMFLOAT,</text:span></text:p>
      <text:p text:style-name="Standard"><text:span text:style-name="Source_20_Text"><text:s text:c="4"/>FMDOUBLE</text:span></text:p>
      <text:p text:style-name="Standard"><text:span text:style-name="Source_20_Text">} fmdatatype;</text:span></text:p>
      <text:p text:style-name="Standard"><text:span text:style-name="Source_20_Text"/></text:p>
      <text:p text:style-name="Standard"><text:span text:style-name="Source_20_Text">typedef struct {</text:span></text:p>
      <text:p text:style-name="Standard"><text:span text:style-name="Source_20_Text"><text:s text:c="4"/>char platform_name[FMIMAGESTR25]; <text:s/>/* platform name */</text:span></text:p>
      <text:p text:style-name="Standard"><text:span text:style-name="Source_20_Text"><text:s text:c="4"/>char satellite_name[FMIMAGESTR25]; <text:s/>/* satellite name */</text:span></text:p>
      <text:p text:style-name="Standard"><text:span text:style-name="Source_20_Text"><text:s text:c="4"/>char sensor_name[FMIMAGESTR25]; <text:s/>/* sensor name */</text:span></text:p>
      <text:p text:style-name="Standard"><text:span text:style-name="Source_20_Text"><text:s text:c="4"/>char area_description[FMIMAGESTR25]; <text:s/>/* area name */</text:span></text:p>
      <text:p text:style-name="Standard"><text:span text:style-name="Source_20_Text"><text:s text:c="4"/>char processing_description[FMIMAGESTR50]; <text:s/>/* process name etc */</text:span></text:p>
      <text:p text:style-name="Standard"><text:span text:style-name="Source_20_Text"><text:s text:c="4"/>char product_description[FMIMAGESTR1024]; /* free text description */</text:span></text:p>
      <text:p text:style-name="Standard"><text:span text:style-name="Source_20_Text"><text:s text:c="4"/>char distribution_constraints[FMSTRING128];</text:span></text:p>
      <text:p text:style-name="Standard"><text:span text:style-name="Source_20_Text"><text:s text:c="4"/>char use_constraints[FMSTRING128];</text:span></text:p>
      <text:p text:style-name="Standard"><text:span text:style-name="Source_20_Text"><text:s text:c="4"/>int orbit_no;</text:span></text:p>
      <text:p text:style-name="Standard"><text:span text:style-name="Source_20_Text"><text:s text:c="4"/>fmbool map_projected;</text:span></text:p>
      <text:p text:style-name="Standard"><text:span text:style-name="Source_20_Text"><text:s text:c="4"/>fmbool ucs_positioned;</text:span></text:p>
      <text:p text:style-name="Standard"><text:span text:style-name="Source_20_Text"><text:s text:c="4"/>fmbool subtrack_added;</text:span></text:p>
      <text:p text:style-name="Standard"><text:span text:style-name="Source_20_Text"><text:s text:c="4"/>int xsize;</text:span></text:p>
      <text:p text:style-name="Standard"><text:span text:style-name="Source_20_Text"><text:s text:c="4"/>int ysize;</text:span></text:p>
      <text:p text:style-name="Standard"><text:span text:style-name="Source_20_Text"><text:s text:c="4"/>float nominal_grid_resolution_x;</text:span></text:p>
      <text:p text:style-name="Standard"><text:span text:style-name="Source_20_Text"><text:s text:c="4"/>float nominal_grid_resolution_y;</text:span></text:p>
      <text:p text:style-name="Standard"><text:span text:style-name="Source_20_Text"><text:s text:c="4"/>fmtime valid_time; /* Reception or processing time */</text:span></text:p>
      <text:p text:style-name="Standard"><text:span text:style-name="Source_20_Text"><text:s text:c="4"/>fmtime timespan[2]; /* Start and end time of data */</text:span></text:p>
      <text:p text:style-name="Standard"><text:span text:style-name="Source_20_Text"><text:s text:c="4"/>fmucsref ucs; /* User Coordinate System, ucs_positioned */</text:span></text:p>
      <text:p text:style-name="Standard"><text:span text:style-name="Source_20_Text"><text:s text:c="4"/>fmsubtrack subtrack; /* subsatellite track in latlon, if subtrack_added */</text:span></text:p>
      <text:p text:style-name="Standard"><text:span text:style-name="Source_20_Text"><text:s text:c="4"/>int layers; /* no. of layers */</text:span></text:p>
      <text:p text:style-name="Standard"><text:span text:style-name="Source_20_Text"><text:s text:c="4"/>char **layer_id; /* layer names, not in use yet!! */</text:span></text:p>
      <text:p text:style-name="Standard"><text:span text:style-name="Source_20_Text"><text:s text:c="4"/>char projstring[FMIMAGESTR1024]; /* PROJ.4 specification used */</text:span></text:p>
      <text:p text:style-name="Standard"><text:span text:style-name="Source_20_Text">} fmheader;</text:span></text:p>
      <text:p text:style-name="Standard"><text:span text:style-name="Source_20_Text"/></text:p>
      <text:p text:style-name="Standard"><text:span text:style-name="Source_20_Text">typedef struct {</text:span></text:p>
      <text:p text:style-name="Standard"><text:span text:style-name="Source_20_Text"><text:s text:c="4"/>unsigned char **bytearray; /* image data */</text:span></text:p>
      <text:p text:style-name="Standard"><text:span text:style-name="Source_20_Text"><text:s text:c="4"/>unsigned short **ushortarray; /* image data */</text:span></text:p>
      <text:p text:style-name="Standard"><text:span text:style-name="Source_20_Text"><text:s text:c="4"/>int **intarray; /* image data */</text:span></text:p>
      <text:p text:style-name="Standard"><text:soft-page-break/><text:span text:style-name="Source_20_Text"><text:s text:c="4"/>float **floatarray; /* image data */</text:span></text:p>
      <text:p text:style-name="Standard"><text:span text:style-name="Source_20_Text"><text:s text:c="4"/>double **doublearray; /* image data */</text:span></text:p>
      <text:p text:style-name="Standard"><text:span text:style-name="Source_20_Text"><text:s text:c="4"/>char *description;</text:span></text:p>
      <text:p text:style-name="Standard"><text:span text:style-name="Source_20_Text"><text:s text:c="4"/>char *unit; /* spell it out in SI */</text:span></text:p>
      <text:p text:style-name="Standard"><text:span text:style-name="Source_20_Text"><text:s text:c="4"/>fmdatatype dtype;</text:span></text:p>
      <text:p text:style-name="Standard"><text:span text:style-name="Source_20_Text"><text:s text:c="4"/>int missingdatavalue; /* Must be interpreted according to data field */</text:span></text:p>
      <text:p text:style-name="Standard"><text:span text:style-name="Source_20_Text"><text:s text:c="4"/>int nodatavalue; /* Must be interpreted according to data field */</text:span></text:p>
      <text:p text:style-name="Standard"><text:span text:style-name="Source_20_Text"><text:s text:c="4"/>fmbool packed; /* real values packed as int or similar? */</text:span></text:p>
      <text:p text:style-name="Standard"><text:span text:style-name="Source_20_Text"><text:s text:c="4"/>fmscale scalefactor; /* intercept and slope for packed information */</text:span></text:p>
      <text:p text:style-name="Standard"><text:span text:style-name="Source_20_Text"><text:s text:c="4"/>fmbool palette; /* true if palette / classed image */</text:span></text:p>
      <text:p text:style-name="Standard"><text:span text:style-name="Source_20_Text"><text:s text:c="4"/>int number_of_classes;</text:span></text:p>
      <text:p text:style-name="Standard"><text:span text:style-name="Source_20_Text"><text:s text:c="4"/>char **class_names;</text:span></text:p>
      <text:p text:style-name="Standard"><text:span text:style-name="Source_20_Text">} fmdatafield;</text:span></text:p>
      <text:p text:style-name="Standard"><text:span text:style-name="Source_20_Text"/></text:p>
      <text:p text:style-name="Standard"><text:span text:style-name="Source_20_Text">typedef struct {</text:span></text:p>
      <text:p text:style-name="Standard"><text:span text:style-name="Source_20_Text"><text:s text:c="4"/>fmheader h;</text:span></text:p>
      <text:p text:style-name="Standard"><text:span text:style-name="Source_20_Text"><text:s text:c="4"/>fmdatafield *d;</text:span></text:p>
      <text:p text:style-name="Standard"><text:span text:style-name="Source_20_Text">} fmdataset;</text:span></text:p>
      <text:h text:style-name="Heading_20_2" text:outline-level="2"><text:bookmark text:name="__RefHeading__2682_1585856370"/>Time<text:bookmark-end text:name="__RefHeading__2682_1585856370"/></text:h>
      <text:h text:style-name="Heading_20_3" text:outline-level="3"><text:bookmark text:name="__RefHeading__2684_1585856370"/>fmtime<text:bookmark-end text:name="__RefHeading__2684_1585856370"/></text:h>
      <text:p text:style-name="Standard"><text:span text:style-name="Source_20_Text">typedef struct {</text:span></text:p>
      <text:p text:style-name="Standard"><text:span text:style-name="Source_20_Text"><text:s text:c="4"/>int <text:s text:c="4"/>fm_sec; <text:s text:c="3"/>/* seconds */</text:span></text:p>
      <text:p text:style-name="Standard"><text:span text:style-name="Source_20_Text"><text:s text:c="4"/>int <text:s text:c="4"/>fm_min; <text:s text:c="3"/>/* minutes */</text:span></text:p>
      <text:p text:style-name="Standard"><text:span text:style-name="Source_20_Text"><text:s text:c="4"/>int <text:s text:c="4"/>fm_hour; <text:s text:c="2"/>/* hours */</text:span></text:p>
      <text:p text:style-name="Standard"><text:span text:style-name="Source_20_Text"><text:s text:c="4"/>int <text:s text:c="4"/>fm_mday; <text:s text:c="2"/>/* day of the month */</text:span></text:p>
      <text:p text:style-name="Standard"><text:span text:style-name="Source_20_Text"><text:s text:c="4"/>int <text:s text:c="4"/>fm_mon; <text:s text:c="3"/>/* month */</text:span></text:p>
      <text:p text:style-name="Standard"><text:span text:style-name="Source_20_Text"><text:s text:c="4"/>int <text:s text:c="4"/>fm_year; <text:s text:c="2"/>/* year */</text:span></text:p>
      <text:p text:style-name="Standard"><text:span text:style-name="Source_20_Text"><text:s text:c="4"/>int <text:s text:c="4"/>fm_wday; <text:s text:c="2"/>/* day of the week */</text:span></text:p>
      <text:p text:style-name="Standard"><text:span text:style-name="Source_20_Text"><text:s text:c="4"/>int <text:s text:c="4"/>fm_yday; <text:s text:c="2"/>/* day in the year */</text:span></text:p>
      <text:p text:style-name="Standard"><text:span text:style-name="Source_20_Text">} fmtime;</text:span></text:p>
      <text:p text:style-name="P7"><text:span text:style-name="T4">An important notice concerning this function:</text:span> The UK was on permanent British Summer Time (BST) during the Second World War from February 1940 until October 1945 and again from February 1968 until October 1971 (see <text:a xlink:type="simple" xlink:href="http://wwp.greenwichmeantime.com/info/bst2.htm">http://wwp.greenwichmeantime.com/info/bst2.htm</text:a>). When using <text:span text:style-name="Source_20_Text">libfmutil</text:span> on computers running British Summer Time <text:span text:style-name="Source_20_Text">fmtime</text:span> will give wrong results unless you specifically sets the TZ variable (on UNIX/Linux machines). Use (for Bash) <text:span text:style-name="Source_20_Text">export TZ=GMT</text:span> to be safe. The software have been checked for CET, GMT, and various US time zones. It will fail for Singapore and Alaska as well as for the BST. If you are not running CET or GMT, you should check your time zone carefully and use GMT if uncertain.</text:p>
      <text:h text:style-name="Heading_20_3" text:outline-level="3"><text:bookmark text:name="__RefHeading__2686_1585856370"/>fmsec1970<text:bookmark-end text:name="__RefHeading__2686_1585856370"/></text:h>
      <text:p text:style-name="Text_20_body"><text:span text:style-name="Source_20_Text">typedef long fmsec1970; /* unix time */</text:span></text:p>
      <text:h text:style-name="Heading_20_1" text:outline-level="1"><text:bookmark text:name="__RefHeading__2688_1585856370"/><text:soft-page-break/>Library functions<text:bookmark-end text:name="__RefHeading__2688_1585856370"/></text:h>
      <text:h text:style-name="Heading_20_2" text:outline-level="2"><text:bookmark text:name="__RefHeading__2690_1585856370"/>Log functionality<text:bookmark-end text:name="__RefHeading__2690_1585856370"/></text:h>
      <text:h text:style-name="Heading_20_3" text:outline-level="3"><text:bookmark text:name="__RefHeading__2692_1585856370"/>fmlogmsg<text:bookmark-end text:name="__RefHeading__2692_1585856370"/></text:h>
      <text:p text:style-name="Text_20_body"><text:span text:style-name="Source_20_Text">void fmlogmsg(char *where, char *what,...);</text:span></text:p>
      <text:p text:style-name="Text_20_body">Create a log message at standard out. p<text:span text:style-name="T2">rintf</text:span>-like format strings are allowed if standard header <text:span text:style-name="T2">stdarg.h</text:span> is available. Otherwise, the function prototype defaults to <text:span text:style-name="Source_20_Text"><text:span text:style-name="T5">void </text:span></text:span><text:span text:style-name="Source_20_Text"><text:span text:style-name="T5">fmlogmsg(char *where, char *what);</text:span></text:span>.</text:p>
      <text:p text:style-name="Text_20_body">Example:</text:p>
      <text:p text:style-name="Text_20_body"><text:span text:style-name="T2">fmlogmsg(“myprog”,”Library %s: the answer is %d.”,”libfmutil”,42);</text:span> <text:s/></text:p>
      <text:h text:style-name="Heading_20_3" text:outline-level="3"><text:bookmark text:name="__RefHeading__2694_1585856370"/>fmerrmsg<text:bookmark-end text:name="__RefHeading__2694_1585856370"/></text:h>
      <text:p text:style-name="Text_20_body"><text:span text:style-name="Source_20_Text">void fmerrmsg(char *where, char *what,...);</text:span></text:p>
      <text:p text:style-name="Text_20_body">Create an error <text:s/>message at standard error. p<text:span text:style-name="T2">rintf</text:span>-like format strings are allowed. See also <text:span text:style-name="T2">fmlogmsg</text:span>.</text:p>
      <text:h text:style-name="Heading_20_2" text:outline-level="2"><text:bookmark text:name="__RefHeading__2696_1585856370"/>Memory management<text:bookmark-end text:name="__RefHeading__2696_1585856370"/></text:h>
      <text:p text:style-name="P8">Some of the functions described below are yet not fully tested!</text:p>
      <text:h text:style-name="Heading_20_3" text:outline-level="3"><text:bookmark text:name="__RefHeading__2698_1585856370"/>fmalloc_char_vector<text:bookmark-end text:name="__RefHeading__2698_1585856370"/></text:h>
      <text:p text:style-name="Text_20_body"><text:span text:style-name="Source_20_Text">int fmalloc_char_vector(char **value, int length); </text:span></text:p>
      <text:p text:style-name="Text_20_body">Dynamically allocate <text:s/>a character vector. Use <text:span text:style-name="Source_20_Text">fmfree_char_vector</text:span> to release it. </text:p>
      <text:h text:style-name="Heading_20_3" text:outline-level="3"><text:bookmark text:name="__RefHeading__2700_1585856370"/>fmalloc_ushort_vector<text:bookmark-end text:name="__RefHeading__2700_1585856370"/></text:h>
      <text:p text:style-name="Text_20_body"><text:span text:style-name="Source_20_Text">int fmalloc_ushort_vector(unsigned short **value, int length); </text:span></text:p>
      <text:p text:style-name="Text_20_body">Dynamically allocate <text:s/>a unsigned short vector. Use <text:span text:style-name="Source_20_Text">fmfree_ushort_vector</text:span> to release it. </text:p>
      <text:h text:style-name="Heading_20_3" text:outline-level="3"><text:bookmark text:name="__RefHeading__2702_1585856370"/>fmalloc_int_vector<text:bookmark-end text:name="__RefHeading__2702_1585856370"/></text:h>
      <text:p text:style-name="Text_20_body"><text:span text:style-name="Source_20_Text">int fmalloc_int_vector(int **value, int length); </text:span></text:p>
      <text:p text:style-name="Text_20_body">Dynamically allocate <text:s/>a integer vector. Use <text:span text:style-name="Source_20_Text">fmfree_int_vector</text:span> to release it. </text:p>
      <text:h text:style-name="Heading_20_3" text:outline-level="3"><text:bookmark text:name="__RefHeading__2704_1585856370"/>fmalloc_float_vector<text:bookmark-end text:name="__RefHeading__2704_1585856370"/></text:h>
      <text:p text:style-name="Text_20_body"><text:span text:style-name="Source_20_Text">int fmalloc_float_vector(float **value, int length); </text:span></text:p>
      <text:p text:style-name="Text_20_body">Dynamically allocate <text:s/>a float vector. Use <text:span text:style-name="Source_20_Text">fmfree_float_vector</text:span> to release it. </text:p>
      <text:h text:style-name="Heading_20_3" text:outline-level="3"><text:bookmark text:name="__RefHeading__2706_1585856370"/>fmalloc_double_vector<text:bookmark-end text:name="__RefHeading__2706_1585856370"/></text:h>
      <text:p text:style-name="Text_20_body"><text:span text:style-name="Source_20_Text">int fmalloc_double_vector(double **value, int length); </text:span></text:p>
      <text:p text:style-name="Text_20_body">Dynamically allocate <text:s/>a double vector. Use <text:span text:style-name="Source_20_Text">fmfree_double_vector</text:span> to release it. </text:p>
      <text:h text:style-name="Heading_20_3" text:outline-level="3"><text:bookmark text:name="__RefHeading__2708_1585856370"/><text:soft-page-break/>fmalloc_byte_2d<text:bookmark-end text:name="__RefHeading__2708_1585856370"/></text:h>
      <text:p text:style-name="Text_20_body"><text:span text:style-name="Source_20_Text">int fmalloc_byte_2d(char ***value, int rows, int columns); </text:span></text:p>
      <text:p text:style-name="Text_20_body">Dynamically allocate a 2 dimensional array of character. Use <text:span text:style-name="Source_20_Text">fmfree_byte_2d</text:span> to release it. </text:p>
      <text:h text:style-name="Heading_20_3" text:outline-level="3"><text:bookmark text:name="__RefHeading__2710_1585856370"/>fmalloc_ubyte_2d<text:bookmark-end text:name="__RefHeading__2710_1585856370"/></text:h>
      <text:p text:style-name="Text_20_body"><text:span text:style-name="Source_20_Text">int fmalloc_ubyte_2d(unsigned char ***value, int rows, int columns); </text:span></text:p>
      <text:p text:style-name="Text_20_body">Dynamically allocate a 2 dimensional array of unsigned character. Use <text:span text:style-name="Source_20_Text">fmfree_ubyte_2d</text:span> to release it. </text:p>
      <text:h text:style-name="Heading_20_3" text:outline-level="3"><text:bookmark text:name="__RefHeading__2712_1585856370"/>fmalloc_ushort_2d<text:bookmark-end text:name="__RefHeading__2712_1585856370"/></text:h>
      <text:p text:style-name="Text_20_body"><text:span text:style-name="Source_20_Text">int fmalloc_ushort_2d(unsigned short ***value, int rows, int columns); </text:span></text:p>
      <text:p text:style-name="Text_20_body">Dynamically allocate a 2 dimensional array of unsigned short. Use <text:span text:style-name="Source_20_Text">fmfree_ushort_2d</text:span> to release it. </text:p>
      <text:h text:style-name="Heading_20_3" text:outline-level="3"><text:bookmark text:name="__RefHeading__2714_1585856370"/>fmalloc_int_2d<text:bookmark-end text:name="__RefHeading__2714_1585856370"/></text:h>
      <text:p text:style-name="Text_20_body"><text:span text:style-name="Source_20_Text">int fmalloc_int_2d(int ***value, int rows, int columns); </text:span></text:p>
      <text:p text:style-name="Text_20_body">Dynamically allocate a 2 dimensional array of integer. Use <text:span text:style-name="Source_20_Text">fmfree_int_2d</text:span> to release it. </text:p>
      <text:h text:style-name="Heading_20_3" text:outline-level="3"><text:bookmark text:name="__RefHeading__2716_1585856370"/>fmalloc_float_2d<text:bookmark-end text:name="__RefHeading__2716_1585856370"/></text:h>
      <text:p text:style-name="Text_20_body"><text:span text:style-name="Source_20_Text">int fmalloc_float_2d(float ***value, int rows, int columns); </text:span></text:p>
      <text:p text:style-name="Text_20_body">Dynamically allocate a 2 dimensional array of float. Use <text:span text:style-name="Source_20_Text">fmfree_float_2d</text:span> to release it. </text:p>
      <text:h text:style-name="Heading_20_3" text:outline-level="3"><text:bookmark text:name="__RefHeading__2718_1585856370"/>fmalloc_double_2d<text:bookmark-end text:name="__RefHeading__2718_1585856370"/></text:h>
      <text:p text:style-name="Text_20_body"><text:span text:style-name="Source_20_Text">int fmalloc_double_2d(double ***value, int rows, int columns); </text:span></text:p>
      <text:p text:style-name="Text_20_body">Dynamically allocate a 2 dimensional array of double. Use <text:span text:style-name="Source_20_Text">fmfree_double_2d</text:span> to release it. </text:p>
      <text:h text:style-name="Heading_20_3" text:outline-level="3"><text:bookmark text:name="__RefHeading__2720_1585856370"/>fmfree_char_vector<text:bookmark-end text:name="__RefHeading__2720_1585856370"/></text:h>
      <text:p text:style-name="Text_20_body"><text:span text:style-name="Source_20_Text">int fmfree_char_vector(char *value); </text:span></text:p>
      <text:p text:style-name="Text_20_body">Free dynamically allocated memory. See corresponding allocation functions.</text:p>
      <text:h text:style-name="Heading_20_3" text:outline-level="3"><text:bookmark text:name="__RefHeading__2722_1585856370"/>fmfree_ushort_vector<text:bookmark-end text:name="__RefHeading__2722_1585856370"/></text:h>
      <text:p text:style-name="Text_20_body"><text:span text:style-name="Source_20_Text">int fmfree_ushort_vector(unsigned short *value); </text:span></text:p>
      <text:p text:style-name="Text_20_body">Free dynamically allocated memory. See corresponding allocation functions.</text:p>
      <text:h text:style-name="Heading_20_3" text:outline-level="3"><text:bookmark text:name="__RefHeading__2724_1585856370"/>fmfree_int_vector<text:bookmark-end text:name="__RefHeading__2724_1585856370"/></text:h>
      <text:p text:style-name="Text_20_body"><text:span text:style-name="Source_20_Text">int fmfree_int_vector(int *value); </text:span></text:p>
      <text:p text:style-name="Text_20_body">Free dynamically allocated memory. See corresponding allocation functions.</text:p>
      <text:h text:style-name="Heading_20_3" text:outline-level="3"><text:bookmark text:name="__RefHeading__2726_1585856370"/><text:soft-page-break/>fmfree_float_vector<text:bookmark-end text:name="__RefHeading__2726_1585856370"/></text:h>
      <text:p text:style-name="Text_20_body"><text:span text:style-name="Source_20_Text">int fmfree_float_vector(float *value); </text:span></text:p>
      <text:p text:style-name="Text_20_body">Free dynamically allocated memory. See corresponding allocation functions.</text:p>
      <text:h text:style-name="Heading_20_3" text:outline-level="3"><text:bookmark text:name="__RefHeading__2728_1585856370"/>fmfree_double_vector<text:bookmark-end text:name="__RefHeading__2728_1585856370"/></text:h>
      <text:p text:style-name="Text_20_body"><text:span text:style-name="Source_20_Text">int fmfree_double_vector(double *value); </text:span></text:p>
      <text:p text:style-name="Text_20_body">Free dynamically allocated memory. See corresponding allocation functions.</text:p>
      <text:h text:style-name="Heading_20_3" text:outline-level="3"><text:bookmark text:name="__RefHeading__2730_1585856370"/>fmfree_byte_2d<text:bookmark-end text:name="__RefHeading__2730_1585856370"/></text:h>
      <text:p text:style-name="Text_20_body"><text:span text:style-name="Source_20_Text">int fmfree_byte_2d(char **value, int rows); </text:span></text:p>
      <text:p text:style-name="Text_20_body">Free dynamically allocated memory. See corresponding allocation functions.</text:p>
      <text:h text:style-name="Heading_20_3" text:outline-level="3"><text:bookmark text:name="__RefHeading__2732_1585856370"/>fmfree_ubyte_2d<text:bookmark-end text:name="__RefHeading__2732_1585856370"/></text:h>
      <text:p text:style-name="Text_20_body"><text:span text:style-name="Source_20_Text">int fmfree_ubyte_2d(unsigned char **value, int rows); </text:span></text:p>
      <text:p text:style-name="Text_20_body">Free dynamically allocated memory. See corresponding allocation functions.</text:p>
      <text:h text:style-name="Heading_20_3" text:outline-level="3"><text:bookmark text:name="__RefHeading__2734_1585856370"/>fmfree_ushort_2d<text:bookmark-end text:name="__RefHeading__2734_1585856370"/></text:h>
      <text:p text:style-name="Text_20_body"><text:span text:style-name="Source_20_Text">int fmfree_ushort_2d(unsigned short **value, int rows); </text:span></text:p>
      <text:p text:style-name="Text_20_body">Free dynamically allocated memory. See corresponding allocation functions.</text:p>
      <text:h text:style-name="Heading_20_3" text:outline-level="3"><text:bookmark text:name="__RefHeading__2736_1585856370"/>fmfree_int_2d<text:bookmark-end text:name="__RefHeading__2736_1585856370"/></text:h>
      <text:p text:style-name="Text_20_body"><text:span text:style-name="Source_20_Text">int fmfree_int_2d(int **value, int rows); </text:span></text:p>
      <text:p text:style-name="Text_20_body">Free dynamically allocated memory. See corresponding allocation functions.</text:p>
      <text:h text:style-name="Heading_20_3" text:outline-level="3"><text:bookmark text:name="__RefHeading__2738_1585856370"/>fmfree_float_2d<text:bookmark-end text:name="__RefHeading__2738_1585856370"/></text:h>
      <text:p text:style-name="Text_20_body"><text:span text:style-name="Source_20_Text">int fmfree_float_2d(float **value, int rows); </text:span></text:p>
      <text:p text:style-name="Text_20_body">Free dynamically allocated memory. See corresponding allocation functions.</text:p>
      <text:h text:style-name="Heading_20_3" text:outline-level="3"><text:bookmark text:name="__RefHeading__2740_1585856370"/>fmfree_double_2d<text:bookmark-end text:name="__RefHeading__2740_1585856370"/></text:h>
      <text:p text:style-name="Text_20_body"><text:span text:style-name="Source_20_Text">int fmfree_double_2d(double **value, int rows); </text:span></text:p>
      <text:p text:style-name="Text_20_body">Free dynamically allocated memory. See corresponding allocation functions.</text:p>
      <text:h text:style-name="Heading_20_3" text:outline-level="3"><text:bookmark text:name="__RefHeading__2742_1585856370"/>fmivec<text:bookmark-end text:name="__RefHeading__2742_1585856370"/></text:h>
      <text:p text:style-name="Text_20_body"><text:span text:style-name="Source_20_Text">long fmivec(long x, long y, unsigned long nx);</text:span></text:p>
      <text:p text:style-name="Text_20_body">Returns a pointer into the datavector containing the matrix with <text:s/>image data. This funtion is used when a 2 dimensional matrix is <text:s/>simulated using a 1 dimensional matrix.</text:p>
      <text:h text:style-name="Heading_20_3" text:outline-level="3"><text:bookmark text:name="__RefHeading__2744_1585856370"/>fmijmap<text:bookmark-end text:name="__RefHeading__2744_1585856370"/></text:h>
      <text:p text:style-name="P9">void fmijmap(long elem, unsigned long nx, long *x, long *y);</text:p>
      <text:p text:style-name="Text_20_body">Sister routine to <text:span text:style-name="T2">fmivec</text:span>. Returns two pointers (line and column index) into the matrix of <text:soft-page-break/>image data corresponding to element <text:span text:style-name="T2">elem</text:span> in the datavector. This funtion is used when a 2 dimensional matrix is <text:s/>simulated using a 1 dimensional matrix.</text:p>
      <text:h text:style-name="Heading_20_3" text:outline-level="3"><text:bookmark text:name="__RefHeading__2746_1585856370"/>fmMalloc<text:bookmark-end text:name="__RefHeading__2746_1585856370"/></text:h>
      <text:p text:style-name="Text_20_body"><text:span text:style-name="Source_20_Text">void *fmMalloc(size_t size);</text:span></text:p>
      <text:p text:style-name="Text_20_body"><text:span text:style-name="Source_20_Text"><text:span text:style-name="T6">Wrapper for the standard </text:span></text:span><text:span text:style-name="Source_20_Text"><text:span text:style-name="T2">malloc</text:span></text:span><text:span text:style-name="Source_20_Text"><text:span text:style-name="T6"> routine. It performs a test on the pointer allocated and terminates the program if necessary. </text:span></text:span></text:p>
      <text:h text:style-name="Heading_20_2" text:outline-level="2"><text:bookmark text:name="__RefHeading__2748_1585856370"/>File handling functions<text:bookmark-end text:name="__RefHeading__2748_1585856370"/></text:h>
      <text:h text:style-name="Heading_20_3" text:outline-level="3"><text:bookmark text:name="__RefHeading__2750_1585856370"/>fmfileexist<text:bookmark-end text:name="__RefHeading__2750_1585856370"/></text:h>
      <text:p text:style-name="Text_20_body"><text:span text:style-name="Source_20_Text">int fmfileexist(char *filename);</text:span></text:p>
      <text:p text:style-name="Text_20_body">Checks whether a specific file exist or not. Returns <text:span text:style-name="Source_20_Text">FM_OK</text:span> if it exist and <text:span text:style-name="Source_20_Text">FM_IO_ERR</text:span> if it does not exist.</text:p>
      <text:h text:style-name="Heading_20_3" text:outline-level="3"><text:bookmark text:name="__RefHeading__2752_1585856370"/>fmtouch<text:bookmark-end text:name="__RefHeading__2752_1585856370"/></text:h>
      <text:p text:style-name="Text_20_body"><text:span text:style-name="Source_20_Text">int fmtouch(char *filename, time_t newtime);</text:span></text:p>
      <text:p text:style-name="Text_20_body">Touches the specified file. <text:s/>Use <text:span text:style-name="Source_20_Text">mktime</text:span> as input time if touching using the current timestamp is required.</text:p>
      <text:h text:style-name="Heading_20_3" text:outline-level="3"><text:bookmark text:name="__RefHeading__2754_1585856370"/>fmfindfile<text:bookmark-end text:name="__RefHeading__2754_1585856370"/></text:h>
      <text:p text:style-name="Text_20_body"><text:span text:style-name="Source_20_Text">char *fmfindfile(char *path, char *datestr, char *timestr, char *areastr);</text:span></text:p>
      <text:p text:style-name="Text_20_body">Checks the directory specified by <text:span text:style-name="Source_20_Text">path</text:span> for filenames that contain the 3 strings defined by <text:span text:style-name="Source_20_Text">datestr</text:span>, <text:span text:style-name="Source_20_Text">timestr</text:span> and <text:span text:style-name="Source_20_Text">areastr</text:span>. </text:p>
      <text:h text:style-name="Heading_20_2" text:outline-level="2"><text:bookmark text:name="__RefHeading__2756_1585856370"/>Image containers<text:bookmark-end text:name="__RefHeading__2756_1585856370"/></text:h>
      <text:h text:style-name="Heading_20_3" text:outline-level="3"><text:bookmark text:name="__RefHeading__2758_1585856370"/>init_fmimage<text:bookmark-end text:name="__RefHeading__2758_1585856370"/></text:h>
      <text:p text:style-name="Text_20_body"><text:span text:style-name="Source_20_Text">int init_fmimage(fmimage *d); </text:span></text:p>
      <text:p text:style-name="Text_20_body">To initialize the <text:span text:style-name="Source_20_Text">fmimage</text:span> structure containing both image data <text:s/>and header information. </text:p>
      <text:h text:style-name="Heading_20_3" text:outline-level="3"><text:bookmark text:name="__RefHeading__2760_1585856370"/>free_fmimage<text:bookmark-end text:name="__RefHeading__2760_1585856370"/></text:h>
      <text:p text:style-name="Text_20_body"><text:span text:style-name="Source_20_Text">int free_fmimage(fmimage *d); </text:span></text:p>
      <text:p text:style-name="Text_20_body">To free dynamically allocated memory within the <text:span text:style-name="Source_20_Text">fmimage</text:span> structure.</text:p>
      <text:h text:style-name="Heading_20_3" text:outline-level="3"><text:bookmark text:name="__RefHeading__3071_1585856370"/>allocate_fmdatafield<text:bookmark-end text:name="__RefHeading__3071_1585856370"/></text:h>
      <text:p text:style-name="Text_20_body"><text:span text:style-name="Source_20_Text">int allocate_fmdatafield(fmdatafield **d, int layers);</text:span></text:p>
      <text:p text:style-name="Text_20_body">To allocate the data container within <text:span text:style-name="Source_20_Text">fmdataset</text:span>.</text:p>
      <text:h text:style-name="Heading_20_3" text:outline-level="3"><text:bookmark text:name="__RefHeading__2762_1585856370"/>unpack_fmimage_ushort - REMOVED<text:bookmark-end text:name="__RefHeading__2762_1585856370"/></text:h>
      <text:p text:style-name="Text_20_body"><text:span text:style-name="Source_20_Text"><text:span text:style-name="T9">float unpack_fmimage_ushort(unsigned short val, fmscale scale, int </text:span></text:span><text:soft-page-break/><text:span text:style-name="Source_20_Text"><text:span text:style-name="T9">use); </text:span></text:span></text:p>
      <text:p text:style-name="P12">Unpacks floating point values from unsigned short to float. If e.g. AVHRR bi-directional reflectance or brightness temperatures are stored as unsigned short or integer values by the process generating the files, these values can be unpacked using this function. Typically brightness-temperatures are returned as Kelvin and bi-directional reflectance as percentage (0-100), but this is determined by the process encoding the data (e.g. KSPT MEOS, PolsatProc, etc.).</text:p>
      <text:h text:style-name="Heading_20_3" text:outline-level="3"><text:bookmark text:name="__RefHeading__2764_1585856370"/>unpack_fmimage_int - REMOVED<text:bookmark-end text:name="__RefHeading__2764_1585856370"/></text:h>
      <text:p text:style-name="Text_20_body"><text:span text:style-name="Source_20_Text"><text:span text:style-name="T9">float unpack_fmimage_int(int val, fmscale scale, int use); </text:span></text:span></text:p>
      <text:p text:style-name="P12">Unpacks floating point values from unsigned short to float. If e.g. AVHRR bi-directional reflectance or brightness temperatures are stored as unsigned short or integer values by the process generating the files, these values can be unpacked using this function. Typically brightness-temperatures are returned as Kelvin and bi-directional reflectance as percentage (0-100), but this is determined by the process encoding the data (e.g. KSPT MEOS, PolsatProc, etc.).</text:p>
      <text:h text:style-name="Heading_20_3" text:outline-level="3"><text:bookmark text:name="__RefNumPara__3030_1585856370"/><text:bookmark text:name="__RefHeading__3073_1585856370"/>unpack_fmdatafield_byte<text:bookmark-end text:name="__RefNumPara__3030_1585856370"/><text:bookmark-end text:name="__RefHeading__3073_1585856370"/></text:h>
      <text:p text:style-name="Text_20_body"><text:span text:style-name="Source_20_Text">float unpack_fmdatafield_byte(char val, fmscale scale, int use); </text:span></text:p>
      <text:p text:style-name="Text_20_body">Unpacks packed data into the geophysical values. If e.g. AVHRR bi-directional reflectance or brightness temperatures are stored as unsigned short or integer values by the process generating the files, these values can be unpacked using this function. Typically brightness-temperatures are returned as Kelvin and bi-directional reflectance as percentage (0-100), but this is determined by the process encoding the data (e.g. KSPT MEOS, PolsatProc, etc.).</text:p>
      <text:h text:style-name="Heading_20_3" text:outline-level="3"><text:bookmark text:name="__RefHeading__3075_1585856370"/>unpack_fmdatafield_ushort<text:bookmark-end text:name="__RefHeading__3075_1585856370"/></text:h>
      <text:p text:style-name="Text_20_body"><text:span text:style-name="Source_20_Text">float unpack_fmdatafield_ushort(unsigned short val, fmscale scale, int use); </text:span></text:p>
      <text:p text:style-name="Text_20_body">See <text:bookmark-ref text:reference-format="number" text:ref-name="__RefNumPara__3030_1585856370">4.4.6 </text:bookmark-ref> for details.</text:p>
      <text:h text:style-name="Heading_20_3" text:outline-level="3"><text:bookmark text:name="__RefHeading__3077_1585856370"/>unpack_fmdatafield_short<text:bookmark-end text:name="__RefHeading__3077_1585856370"/></text:h>
      <text:p text:style-name="Text_20_body"><text:span text:style-name="Source_20_Text">float unpack_fmdatafield_short(short val, fmscale scale, int use); </text:span></text:p>
      <text:p text:style-name="Text_20_body">See <text:bookmark-ref text:reference-format="number" text:ref-name="__RefNumPara__3030_1585856370">4.4.6 </text:bookmark-ref> for details.</text:p>
      <text:h text:style-name="Heading_20_3" text:outline-level="3"><text:bookmark text:name="__RefHeading__3079_1585856370"/>unpack_fmdatafield_uint<text:bookmark-end text:name="__RefHeading__3079_1585856370"/></text:h>
      <text:p text:style-name="Text_20_body"><text:span text:style-name="Source_20_Text">float unpack_fmdatafield_uint(unsigned int val, fmscale scale, int use); </text:span></text:p>
      <text:p text:style-name="Text_20_body">See <text:bookmark-ref text:reference-format="number" text:ref-name="__RefNumPara__3030_1585856370">4.4.6 </text:bookmark-ref> for details.</text:p>
      <text:h text:style-name="Heading_20_3" text:outline-level="3"><text:bookmark text:name="__RefHeading__3081_1585856370"/>unpack_fmdatafield_int<text:bookmark-end text:name="__RefHeading__3081_1585856370"/></text:h>
      <text:p text:style-name="Text_20_body"><text:span text:style-name="Source_20_Text">float unpack_fmdatafield_int(int val, fmscale scale, int use); </text:span></text:p>
      <text:p text:style-name="Text_20_body">See <text:bookmark-ref text:reference-format="number" text:ref-name="__RefNumPara__3030_1585856370">4.4.6 </text:bookmark-ref> for details.</text:p>
      <text:h text:style-name="Heading_20_2" text:outline-level="2"><text:bookmark text:name="__RefHeading__2766_1585856370"/><text:soft-page-break/>Color map specification for raster data<text:bookmark-end text:name="__RefHeading__2766_1585856370"/></text:h>
      <text:h text:style-name="Heading_20_3" text:outline-level="3"><text:bookmark text:name="__RefHeading__2768_1585856370"/>fmheatmap<text:bookmark-end text:name="__RefHeading__2768_1585856370"/></text:h>
      <text:p text:style-name="Text_20_body"><text:span text:style-name="Source_20_Text">void fmheatmap(int noclasses,</text:span></text:p>
      <text:p text:style-name="Text_20_body"><text:span text:style-name="Source_20_Text"><text:s text:c="8"/>unsigned short red[256],</text:span></text:p>
      <text:p text:style-name="Text_20_body"><text:span text:style-name="Source_20_Text"><text:s text:c="8"/>unsigned short green[256],</text:span></text:p>
      <text:p text:style-name="Text_20_body"><text:span text:style-name="Source_20_Text"><text:s text:c="8"/>unsigned short blue[256]);</text:span></text:p>
      <text:p text:style-name="Text_20_body">Create a 24 bit colormap. This one looks like a heat topography, varying between red and blue. The number of classes selected will affect the difference between the various colours.</text:p>
      <text:h text:style-name="Heading_20_3" text:outline-level="3"><text:bookmark text:name="__RefHeading__2770_1585856370"/>fmmapb2g<text:bookmark-end text:name="__RefHeading__2770_1585856370"/></text:h>
      <text:p text:style-name="Text_20_body"><text:span text:style-name="Source_20_Text">void fmmapb2g(int noclasses,</text:span></text:p>
      <text:p text:style-name="Text_20_body"><text:span text:style-name="Source_20_Text"><text:s text:c="8"/>unsigned short red[256],</text:span></text:p>
      <text:p text:style-name="Text_20_body"><text:span text:style-name="Source_20_Text"><text:s text:c="8"/>unsigned short green[256],</text:span></text:p>
      <text:p text:style-name="Text_20_body"><text:span text:style-name="Source_20_Text"><text:s text:c="8"/>unsigned short blue[256]);</text:span></text:p>
      <text:p text:style-name="Text_20_body">Create a 24 bit colormap. This one goes from blue to green. The number of classes selected will affect the difference between the various colours.</text:p>
      <text:h text:style-name="Heading_20_3" text:outline-level="3"><text:bookmark text:name="__RefHeading__2772_1585856370"/>fmmapr2g<text:bookmark-end text:name="__RefHeading__2772_1585856370"/></text:h>
      <text:p text:style-name="Text_20_body"><text:span text:style-name="Source_20_Text">void fmmapr2g(int noclasses,</text:span></text:p>
      <text:p text:style-name="Text_20_body"><text:span text:style-name="Source_20_Text"><text:s text:c="8"/>unsigned short red[256],</text:span></text:p>
      <text:p text:style-name="Text_20_body"><text:span text:style-name="Source_20_Text"><text:s text:c="8"/>unsigned short green[256],</text:span></text:p>
      <text:p text:style-name="Text_20_body"><text:span text:style-name="Source_20_Text"><text:s text:c="8"/>unsigned short blue[256]);</text:span></text:p>
      <text:p text:style-name="Text_20_body">Create a 24 bit colormap. This one goes from red to green. The number of classes selected will affect the difference between the various colours. </text:p>
      <text:h text:style-name="Heading_20_2" text:outline-level="2"><text:bookmark text:name="__RefHeading__2774_1585856370"/>Coordinate systems<text:bookmark-end text:name="__RefHeading__2774_1585856370"/></text:h>
      <text:h text:style-name="Heading_20_3" text:outline-level="3"><text:bookmark text:name="__RefHeading__2776_1585856370"/>fmgeo2ucs<text:bookmark-end text:name="__RefHeading__2776_1585856370"/></text:h>
      <text:p text:style-name="Text_20_body"><text:span text:style-name="Source_20_Text">fmucspos fmgeo2ucs(fmgeopos ll, fmprojspec myproj);</text:span></text:p>
      <text:p text:style-name="Text_20_body">Given a geographical latitude and longitude in decimal degrees, and a code describing the map projection used, northings and eastings in kilometers relative to the North Pole are returned. myproj defines a map projection according to the definitions found in chapter <text:bookmark-ref text:reference-format="chapter" text:ref-name="Coordinate systems">3.4</text:bookmark-ref> <text:bookmark-ref text:reference-format="text" text:ref-name="Coordinate systems">Coordinate systems</text:bookmark-ref>. </text:p>
      <text:h text:style-name="Heading_20_3" text:outline-level="3"><text:bookmark text:name="__RefHeading__2778_1585856370"/>fmucs2geo<text:bookmark-end text:name="__RefHeading__2778_1585856370"/></text:h>
      <text:p text:style-name="Text_20_body"><text:span text:style-name="Source_20_Text">fmgeopos fmucs2geo(fmucspos xy, fmprojspec myproj); </text:span></text:p>
      <text:p text:style-name="Text_20_body">Given a User Coordinate System (UCS) coordinate (northings/eastings as defined above) and a map projection as defined above, a geographical latitude/longitude in decimal degrees is returned. </text:p>
      <text:h text:style-name="Heading_20_3" text:outline-level="3"><text:bookmark text:name="__RefHeading__2780_1585856370"/><text:soft-page-break/>fmucsmeos2metno<text:bookmark-end text:name="__RefHeading__2780_1585856370"/></text:h>
      <text:p text:style-name="Text_20_body"><text:span text:style-name="Source_20_Text">fmucspos fmucsmeos2metno(fmucspos old); </text:span></text:p>
      <text:p text:style-name="Text_20_body">Converts between UCS coordinates generated with the Kongeberg Spacetec standard definition (for Norway) and the standard for METNO.</text:p>
      <text:h text:style-name="Heading_20_3" text:outline-level="3"><text:bookmark text:name="__RefHeading__2782_1585856370"/>fmucs2ind<text:bookmark-end text:name="__RefHeading__2782_1585856370"/></text:h>
      <text:p text:style-name="Text_20_body"><text:span text:style-name="Source_20_Text">fmindex fmucs2ind(fmucsref ref, fmucspos pos);</text:span></text:p>
      <text:p text:style-name="Text_20_body">Converts between UCS coordinates and image index values. For image index values, Origo is in the upper left corner. All pixels are of the same size.</text:p>
      <text:h text:style-name="Heading_20_3" text:outline-level="3"><text:bookmark text:name="__RefHeading__2784_1585856370"/>fmind2ucs<text:bookmark-end text:name="__RefHeading__2784_1585856370"/></text:h>
      <text:p text:style-name="Text_20_body"><text:span text:style-name="Source_20_Text">fmucspos fmind2ucs(fmucsref ref, fmindex ind);</text:span></text:p>
      <text:p text:style-name="Text_20_body">As above, but reverse action.</text:p>
      <text:h text:style-name="Heading_20_3" text:outline-level="3"><text:bookmark text:name="__RefHeading__2786_1585856370"/>fmind2geo<text:bookmark-end text:name="__RefHeading__2786_1585856370"/></text:h>
      <text:p text:style-name="Text_20_body"><text:span text:style-name="Source_20_Text">fmgeopos fmind2geo(fmucsref ref, fmprojspec myproj, fmindex ind); </text:span></text:p>
      <text:p text:style-name="Text_20_body">Given a UCS reference description (from image metadata), a map projection description (see above) and image indices, a geographical latitude/longitude in decimal degrees is returned.</text:p>
      <text:h text:style-name="Heading_20_3" text:outline-level="3"><text:bookmark text:name="__RefHeading__2788_1585856370"/>fmgeo2tile<text:bookmark-end text:name="__RefHeading__2788_1585856370"/></text:h>
      <text:p text:style-name="Text_20_body"><text:span text:style-name="Source_20_Text">int fmgeo2tile(fmgeopos ll);</text:span></text:p>
      <text:p text:style-name="Text_20_body">This function is specifically created for the following tile definitions:</text:p>
      <text:p text:style-name="P3"><text:span text:style-name="Source_20_Text"><text:s text:c="4"/>fmucsref iref[4]={ /* these should probably be def somewhere else </text:span><text:span text:style-name="Source_20_Text">*/</text:span></text:p>
      <text:p text:style-name="P3"><text:span text:style-name="Source_20_Text"><text:tab/>{1.500,1.500,-335.000,-740.000,1200,1200}, /* nr */</text:span></text:p>
      <text:p text:style-name="P3"><text:span text:style-name="Source_20_Text"><text:tab/>{1.500,1.500,-335.000,-2540.000,1200,1200}, /* ns */</text:span></text:p>
      <text:p text:style-name="P3"><text:span text:style-name="Source_20_Text"><text:tab/>{1.500,1.500,-2135.000,-2540.000,1200,1200}, /* at */</text:span></text:p>
      <text:p text:style-name="P3"><text:span text:style-name="Source_20_Text"><text:tab/>{1.500,1.500,-2135.000,-740.000,1200,1200} /* gr */</text:span></text:p>
      <text:p text:style-name="P3"><text:span text:style-name="Source_20_Text"><text:s text:c="4"/>};</text:span></text:p>
      <text:p text:style-name="Text_20_body">Given a latitude/longitude in decimal degrees, the tile number is returned (returns -1 on failure). This is only done with the MI map projection (see above).</text:p>
      <text:h text:style-name="Heading_20_3" text:outline-level="3"><text:bookmark text:name="__RefHeading__2790_1585856370"/>fmucs2diana<text:bookmark-end text:name="__RefHeading__2790_1585856370"/></text:h>
      <text:p text:style-name="Text_20_body"><text:span text:style-name="Source_20_Text">int fmucs2diana(fmucsref ucs, fmdianapos *nwp)</text:span></text:p>
      <text:p text:style-name="Text_20_body">Computes NWP coordinate specifications from UCS. The UCS coordinate system is described above. The NWP coordinate system is a Cartesian coordinate system with Origo in the lower left corner of the image.</text:p>
      <text:h text:style-name="Heading_20_2" text:outline-level="2"><text:bookmark text:name="__RefHeading__2792_1585856370"/>Observation geometry estimation from satellite subtrack<text:bookmark-end text:name="__RefHeading__2792_1585856370"/></text:h>
      <text:h text:style-name="Heading_20_3" text:outline-level="3"><text:bookmark text:name="__RefHeading__2794_1585856370"/>fmangest<text:bookmark-end text:name="__RefHeading__2794_1585856370"/></text:h>
      <text:p text:style-name="Text_20_body"><text:span text:style-name="Source_20_Text">fmbool fmangest(fmangreq rs, fmangles *ang);</text:span></text:p>
      <text:p text:style-name="Text_20_body"><text:soft-page-break/>Estimates the satellite and solar azimuth angles for a given position in latitude and longitude. Both the individual azimuth angles and the relative are estimated.</text:p>
      <text:h text:style-name="Heading_20_3" text:outline-level="3"><text:bookmark text:name="__RefHeading__2796_1585856370"/>fmsubtrc<text:bookmark-end text:name="__RefHeading__2796_1585856370"/></text:h>
      <text:p text:style-name="Text_20_body"><text:span text:style-name="Source_20_Text">fmbool fmsubtrc(fmangreq rs, fmgeopos *p1, fmgeopos *p2);</text:span></text:p>
      <text:p text:style-name="Text_20_body">Find the two closest satellite subtrack points to the target pixel, coordinates are returned as latitude, longitude, contrary to the old routine in libsatimg.</text:p>
      <text:h text:style-name="Heading_20_3" text:outline-level="3"><text:bookmark text:name="__RefHeading__2798_1585856370"/>fmsubtrn<text:bookmark-end text:name="__RefHeading__2798_1585856370"/></text:h>
      <text:p text:style-name="Text_20_body"><text:span text:style-name="Source_20_Text">fmbool fmsubtrn(fmtriangpoints rs, fmgeopos *p);</text:span></text:p>
      <text:p text:style-name="Text_20_body">To find the closest point (latitude, longitude) on a subsatellite track to the target point being examined. Spherical geometry is used. Input of the two closest given points on the satellite subtrack are input.</text:p>
      <text:h text:style-name="Heading_20_2" text:outline-level="2"><text:bookmark text:name="__RefHeading__2800_1585856370"/>Byteswapping<text:bookmark-end text:name="__RefHeading__2800_1585856370"/></text:h>
      <text:h text:style-name="Heading_20_3" text:outline-level="3"><text:bookmark text:name="__RefHeading__2802_1585856370"/>fmshortbyteswap<text:bookmark-end text:name="__RefHeading__2802_1585856370"/></text:h>
      <text:p text:style-name="Text_20_body"><text:span text:style-name="Source_20_Text">void fmshortbyteswap(short int *data, int ndata);</text:span></text:p>
      <text:p text:style-name="Text_20_body">To perform byte swapping when required between Little Endian (e.g. Intel platform) and Big Endian (e.g. SGI/IRIX). This function handles short integer swapping for vectors of length ndata..</text:p>
      <text:h text:style-name="Heading_20_3" text:outline-level="3"><text:bookmark text:name="__RefHeading__2804_1585856370"/>fmintbyteswap<text:bookmark-end text:name="__RefHeading__2804_1585856370"/></text:h>
      <text:p text:style-name="Text_20_body"><text:span text:style-name="Source_20_Text">void fmintbyteswap(int *data, int ndata);</text:span></text:p>
      <text:p text:style-name="Text_20_body">To perform byte swapping when required between Little Endian (e.g. Intel platform) and Big Endian (e.g. SGI/IRIX). This function handles integer swapping for vectors of length ndata..</text:p>
      <text:h text:style-name="Heading_20_3" text:outline-level="3"><text:bookmark text:name="__RefHeading__2806_1585856370"/>fmbs_int<text:bookmark-end text:name="__RefHeading__2806_1585856370"/></text:h>
      <text:p text:style-name="Text_20_body"><text:span text:style-name="Source_20_Text">void fmbs_int(int *data);</text:span></text:p>
      <text:p text:style-name="Text_20_body">To perform byte swapping when required between Little Endian (e.g. Intel platform) and Big Endian (e.g. SGI/IRIX). This function handles integer swapping for single values.</text:p>
      <text:h text:style-name="Heading_20_3" text:outline-level="3"><text:bookmark text:name="__RefHeading__2808_1585856370"/>fmbs_short<text:bookmark-end text:name="__RefHeading__2808_1585856370"/></text:h>
      <text:p text:style-name="Text_20_body"><text:span text:style-name="Source_20_Text">void fmbs_short(short int *data);</text:span></text:p>
      <text:p text:style-name="Text_20_body">To perform byte swapping when required between Little Endian (e.g. Intel platform) and Big Endian (e.g. SGI/IRIX). This function handles integer swapping for single values.</text:p>
      <text:h text:style-name="Heading_20_2" text:outline-level="2"><text:bookmark text:name="__RefHeading__2810_1585856370"/>Radiance related functions<text:bookmark-end text:name="__RefHeading__2810_1585856370"/></text:h>
      <text:h text:style-name="Heading_20_3" text:outline-level="3"><text:bookmark text:name="__RefHeading__2812_1585856370"/>fmesd<text:bookmark-end text:name="__RefHeading__2812_1585856370"/></text:h>
      <text:p text:style-name="Text_20_body"><text:span text:style-name="Source_20_Text">double fmesd(int doy); </text:span></text:p>
      <text:p text:style-name="Text_20_body">Estimates the variation of the distance between the Sun and the Earh throughout the year <text:soft-page-break/>using the equations specified in Paltridge and Platt (1976) at page 57. Day of Year (doy) should be in the range 0-364.</text:p>
      <text:h text:style-name="Heading_20_3" text:outline-level="3"><text:bookmark text:name="__RefHeading__2814_1585856370"/>fmdeclination<text:bookmark-end text:name="__RefHeading__2814_1585856370"/></text:h>
      <text:p text:style-name="Text_20_body"><text:span text:style-name="Source_20_Text">double fmdeclination(int doy);</text:span></text:p>
      <text:p text:style-name="Text_20_body">To estimate the declination. This varies between -23.5 degrees on December 22 and +23.5 on June 22. This function is base upon the equation given in Paltridge and Platt (1976), page 63. <text:s text:c="2"/>One should check the behaviour of gmtime when timezone is not set to UTC. The input doy variable is expected to be in the range 0 to 364 (January 1 and December 31 respectively).</text:p>
      <text:h text:style-name="Heading_20_3" text:outline-level="3"><text:bookmark text:name="__RefHeading__2816_1585856370"/>fmequationoftime<text:bookmark-end text:name="__RefHeading__2816_1585856370"/></text:h>
      <text:p text:style-name="Text_20_body"><text:span text:style-name="Source_20_Text">fmsec1970 fmequationoftime(int doy);</text:span></text:p>
      <text:p text:style-name="Text_20_body">To estimate the difference between local time and true solar time. Local time is the time transformed from some time zone dependency to the local position, equation of time compensates for the irregular behaviour of the Earth's orbit around the Sun. This function operates on time specified as seconds. The equation of time depends on the day of the year. The current implementation is given in at page 63 in Paltridge and Platt (1976). That equation is specified in radians, this is converted to seconds within this code. Day number of the year is expected to be generated by gmtime and to be in the range 0 to 364.</text:p>
      <text:h text:style-name="Heading_20_3" text:outline-level="3"><text:bookmark text:name="__RefHeading__2818_1585856370"/>fmsolarzenith<text:bookmark-end text:name="__RefHeading__2818_1585856370"/></text:h>
      <text:p text:style-name="Text_20_body"><text:span text:style-name="Source_20_Text">double fmsolarzenith(fmsec1970 tst, fmgeopos gpos); </text:span></text:p>
      <text:p text:style-name="Text_20_body">Estimates the solar zenith angle for a given position in latitude and longitude. It requires true solar time for the position specified as seconds since 1970 and latitude in decimal degrees as input.</text:p>
      <text:h text:style-name="Heading_20_3" text:outline-level="3"><text:bookmark text:name="__RefHeading__2820_1585856370"/>fmbidirref<text:bookmark-end text:name="__RefHeading__2820_1585856370"/></text:h>
      <text:p text:style-name="Text_20_body"><text:span text:style-name="Source_20_Text">float fmbidirref(int jd, float soz, float alb); </text:span></text:p>
      <text:p text:style-name="Text_20_body">To convert AVHRR albedo measurements to bi-directional reflectivities according to (more or less) standard texts by correcting it for the varying distance between the Earth and the Sun and transfer it from Sun at zenith to the actual Solar zenith angle. It is assumed that data from the MEOS system are converted from scaled integer to albedo values in the range 0-100 before entering this routine. The routine will return a value in the range 0-100 if input is in the range 0-100 or in the range 0-1 if the input is in the range 0-1. It is assumed that day of year is input in the range 1-365 and solar zenith angle in degrees.</text:p>
      <text:p text:style-name="Text_20_body">See HTML paper by Rao and Chen concerning recalibration of NOAA-14 and CSIRO documentation concerning bi-directional reflectance.</text:p>
      <text:h text:style-name="Heading_20_3" text:outline-level="3"><text:bookmark text:name="__RefHeading__2822_1585856370"/>fmtoairrad<text:bookmark-end text:name="__RefHeading__2822_1585856370"/></text:h>
      <text:p text:style-name="Text_20_body"><text:span text:style-name="Source_20_Text">double fmtoairrad(fmsec1970 tst, fmgeopos gpos, double s0);</text:span></text:p>
      <text:p text:style-name="Text_20_body">To estimate the solar irradiance at Top of the Atmosphere (TOA). This function operates on time specified as seconds since 1970, i.e. standard UNIX time but specified as fmsec1970 and manipulated through the fmtime code.</text:p>
      <text:h text:style-name="Heading_20_2" text:outline-level="2"><text:bookmark text:name="__RefHeading__2824_1585856370"/><text:soft-page-break/>String handling functions<text:bookmark-end text:name="__RefHeading__2824_1585856370"/></text:h>
      <text:h text:style-name="Heading_20_3" text:outline-level="3"><text:bookmark text:name="__RefHeading__2826_1585856370"/>fmremovenewline<text:bookmark-end text:name="__RefHeading__2826_1585856370"/></text:h>
      <text:p text:style-name="Text_20_body"><text:span text:style-name="Source_20_Text">void fmremovenewline(char *mystr); </text:span></text:p>
      <text:p text:style-name="Text_20_body">Chops of newline (<text:span text:style-name="Source_20_Text">'\n'</text:span>) characters within character strings and replaces them with '<text:span text:style-name="Source_20_Text">\0'</text:span>.</text:p>
      <text:h text:style-name="Heading_20_3" text:outline-level="3"><text:bookmark text:name="__RefHeading__2828_1585856370"/>fmstrsplit<text:bookmark-end text:name="__RefHeading__2828_1585856370"/></text:h>
      <text:p text:style-name="P9">void fmstrsplit(char *origString, const char *sep, </text:p>
      <text:p text:style-name="P9"><text:tab/>unsigned int *nbTokens,char ***tokens);</text:p>
      <text:p text:style-name="P10">Takes a string (e.g “<text:span text:style-name="T2">first:second:third</text:span>”) and a separator (“<text:span text:style-name="T2">:</text:span>”) and parses through the original string to count the number of tokens (3) and give access to each of them, as individual strings, in array <text:span text:style-name="T1">tokens</text:span> (“<text:span text:style-name="T2">first</text:span>”,”<text:span text:style-name="T2">second</text:span>” and ”<text:span text:style-name="T2">third</text:span>”).</text:p>
      <text:h text:style-name="Heading_20_3" text:outline-level="3"><text:bookmark text:name="__RefHeading__2830_1585856370"/>fmstrjoin<text:bookmark-end text:name="__RefHeading__2830_1585856370"/></text:h>
      <text:p text:style-name="P9"><text:span text:style-name="Source_20_Text">char *fmstrjoin(size_t nbSubStrings, char *subStrings[], char sep);</text:span></text:p>
      <text:p text:style-name="P10">Join several substrings (in array of strings subStrings) into a unique one, using the delimiter provided by the user. The resulting string is allocated inside this routine and should thus be released at a later stage.</text:p>
      <text:h text:style-name="Heading_20_3" text:outline-level="3"><text:bookmark text:name="__RefHeading__2832_1585856370"/>fmbasename<text:bookmark-end text:name="__RefHeading__2832_1585856370"/></text:h>
      <text:p text:style-name="P9"><text:span text:style-name="Source_20_Text">void fmbasename(char *fullpathtofile, char **dirEnd, char **fnameBeg);</text:span></text:p>
      <text:p text:style-name="P10">Takes a string containing the full path name to a file (e.g. <text:span text:style-name="Source_20_Text">/fou/sat/thomasl/test.txt</text:span>) and locate the two pointer parameters so that: <text:span text:style-name="Source_20_Text">dirEnd</text:span> points to the last character of the path ('<text:span text:style-name="T3">l</text:span>') and <text:span text:style-name="Source_20_Text">fnameBeg</text:span> points to the first character of the file name ('<text:span text:style-name="T3">t</text:span>'). Delimiter is '<text:span text:style-name="T3">/</text:span>' (slash). Multiple delimiter are correctly treated (e.g. <text:span text:style-name="Source_20_Text">/fou/sat/thomasl//test.txt</text:span>). It should be noted that no memory is copied or allocated, pointers are only moved around.</text:p>
      <text:h text:style-name="Heading_20_3" text:outline-level="3"><text:bookmark text:name="__RefHeading__2834_1585856370"/>fmgrep<text:bookmark-end text:name="__RefHeading__2834_1585856370"/></text:h>
      <text:p text:style-name="P10"><text:span text:style-name="Source_20_Text">fmbool fmgrep(char *needle, const char *haystack);</text:span></text:p>
      <text:p text:style-name="Text_20_body">Implementation of a <text:span text:style-name="Source_20_Text">grep</text:span> like function. Currently this is a prototype which supports up to 10 tokens. Use <text:span text:style-name="Source_20_Text">*</text:span> to indicate whether the text searched for is appearing at the beginning or the end of the haystack.</text:p>
      <text:h text:style-name="Heading_20_3" text:outline-level="3"><text:bookmark text:name="__RefHeading__2836_1585856370"/>fmgrepstart<text:bookmark-end text:name="__RefHeading__2836_1585856370"/></text:h>
      <text:p text:style-name="P10"><text:span text:style-name="Source_20_Text">fmbool fmgrepstart(char *needle, const char *haystack);</text:span></text:p>
      <text:p text:style-name="P10">This function is mainly an internal function used by the utility function <text:span text:style-name="Source_20_Text">fmgrep</text:span>. </text:p>
      <text:h text:style-name="Heading_20_3" text:outline-level="3"><text:bookmark text:name="__RefHeading__2838_1585856370"/>fmgrepend<text:bookmark-end text:name="__RefHeading__2838_1585856370"/></text:h>
      <text:p text:style-name="P10"><text:span text:style-name="Source_20_Text">fmbool fmgrepend(char *needle, const char *haystack);</text:span></text:p>
      <text:p text:style-name="P10">This function is mainly an internal function used by the utility function <text:span text:style-name="Source_20_Text">fmgrep</text:span>. </text:p>
      <text:h text:style-name="Heading_20_3" text:outline-level="3"><text:bookmark text:name="__RefHeading__2840_1585856370"/><text:soft-page-break/>fmstrlen<text:bookmark-end text:name="__RefHeading__2840_1585856370"/></text:h>
      <text:p text:style-name="P10"><text:span text:style-name="Source_20_Text">int fmstrlen(char *mystring);</text:span></text:p>
      <text:p text:style-name="P10">Retrieve the length of the string examined.</text:p>
      <text:h text:style-name="Heading_20_2" text:outline-level="2"><text:bookmark text:name="__RefHeading__2842_1585856370"/>Time handling functions<text:bookmark-end text:name="__RefHeading__2842_1585856370"/></text:h>
      <text:p text:style-name="P13">Some of the functions below <text:s/>(e.g. tofmsec1970 and ymdhms2fmsec1970) might behave odd when operated with time zones "Europe/London", "Europe/Dublin", "Europe/Lisbon", "Singapore", "GB", "GB-Eire", and "US/Alaska" on Red Hat and Fedora Core computers.. Thanks to John Stark at UKMO for pointing this out.</text:p>
      <text:p text:style-name="P13">Whether this is a problem at other Linux distributions as well is not known.</text:p>
      <text:h text:style-name="Heading_20_3" text:outline-level="3"><text:bookmark text:name="__RefHeading__3027_1715974783"/>check_fmtime<text:bookmark-end text:name="__RefHeading__3027_1715974783"/></text:h>
      <text:p text:style-name="Text_20_body"><text:span text:style-name="Source_20_Text">int check_fmtime(fmtime *fmt, int verbose);</text:span></text:p>
      <text:p text:style-name="Text_20_body">Returns FM_OK if the fmtime object corresponds to a correct date, included that the number of days do not exceed the maximum allowed for the given month (28,29,30, or 31). Returns FM_IO_ERR if an error is found.</text:p>
      <text:h text:style-name="Heading_20_3" text:outline-level="3"><text:bookmark text:name="__RefHeading__3029_1715974783"/>is_leap_year<text:bookmark-end text:name="__RefHeading__3029_1715974783"/></text:h>
      <text:p text:style-name="Text_20_body"><text:span text:style-name="Source_20_Text">int is_leap_year(int year);</text:span></text:p>
      <text:p text:style-name="Text_20_body">Returns 1 if year is a leap year, 0 otherwise.</text:p>
      <text:h text:style-name="Heading_20_3" text:outline-level="3"><text:bookmark text:name="__RefHeading__2846_1585856370"/>tofmtime<text:bookmark-end text:name="__RefHeading__2846_1585856370"/></text:h>
      <text:p text:style-name="Text_20_body"><text:span text:style-name="Source_20_Text">int tofmtime(fmsec1970 secs, fmtime *fmt);</text:span></text:p>
      <text:p text:style-name="Text_20_body">Converts from fmsec1970 to <text:span text:style-name="Source_20_Text">fmtime</text:span> structure.</text:p>
      <text:h text:style-name="Heading_20_3" text:outline-level="3"><text:bookmark text:name="__RefHeading__2848_1585856370"/>tofmsec1970<text:bookmark-end text:name="__RefHeading__2848_1585856370"/></text:h>
      <text:p text:style-name="Text_20_body"><text:span text:style-name="Source_20_Text">fmsec1970 tofmsec1970(fmtime t);</text:span></text:p>
      <text:p text:style-name="Text_20_body">Converts between fmtime and seconds since 1970 as represented by fmsec1970. The latter basically standard UNIX/LINUX time but handled by fmtime functions.</text:p>
      <text:p text:style-name="Text_20_body">Returns <text:span text:style-name="T4">-1</text:span> if the time coded in the fmtime object is not valid.</text:p>
      <text:h text:style-name="Heading_20_3" text:outline-level="3"><text:bookmark text:name="__RefHeading__2850_1585856370"/>fmstring2fmtime<text:bookmark-end text:name="__RefHeading__2850_1585856370"/></text:h>
      <text:p text:style-name="P9">int fmstring2fmtime(char date[], char fmt[], fmtime *res);</text:p>
      <text:p text:style-name="P13"><text:span text:style-name="T9">This routine is only available inside </text:span><text:span text:style-name="T10">fmtime.c</text:span><text:span text:style-name="T9"> and is thus not intended for users but rather for developers of </text:span><text:span text:style-name="T10">libfmutil</text:span><text:span text:style-name="T9">.</text:span> This routine is now exported in fmutil.h.</text:p>
      <text:p text:style-name="P14">Convert string <text:span text:style-name="T2">date</text:span> using format <text:span text:style-name="T2">fmt</text:span> into a <text:span text:style-name="T2">fmtime</text:span> object. For example:</text:p>
      <text:p text:style-name="P18">if (FM_OK != fmstring2fmtime(“2008/02/16 12.10”,”YYYY/MM/DD hh.mm”,&amp;time)) {</text:p>
      <text:p text:style-name="P18"><text:tab/>// error handling goes here;</text:p>
      <text:p text:style-name="P18">}</text:p>
      <text:p text:style-name="P17"><text:soft-page-break/>will achieve the correct conversion. Fields which are not specified in the date string are set to 0 (e.g. the seconds in the previous example). Codes are <text:span text:style-name="T2">YYYY</text:span>, <text:span text:style-name="T2">MM</text:span>, <text:span text:style-name="T2">DD</text:span><text:span text:style-name="T7">, </text:span><text:span text:style-name="T2">DOY</text:span>, <text:span text:style-name="T2">hh</text:span>, <text:span text:style-name="T2">mm</text:span>, <text:span text:style-name="T2">ss</text:span>. Note that the separators between the date/time fields are not checked for validity against those of the format string.</text:p>
      <text:p text:style-name="P17">Returns FM_OK if the conversion went fine, and FM_IO_ERR otherwise. <text:s/></text:p>
      <text:p text:style-name="P15">This routine now checks for validity of the date string: month numbers greater than 12, or day numbers over 31 will raise an error. This is a new behaviour (Nov 2012) as previous versions of the routine were happy as long as the date string was syntactically correct. </text:p>
      <text:h text:style-name="Heading_20_3" text:outline-level="3"><text:bookmark text:name="__RefHeading__2852_1585856370"/>ymdhms2fmsec1970<text:bookmark-end text:name="__RefHeading__2852_1585856370"/></text:h>
      <text:p text:style-name="Text_20_body"><text:span text:style-name="Source_20_Text">fmsec1970 ymdhms2fmsec1970(char *str,int mode);</text:span></text:p>
      <text:p text:style-name="Text_20_body">Converts character strings of the type "20070502123000" to <text:span text:style-name="Source_20_Text">fmsec1970</text:span> values. If <text:span text:style-name="Source_20_Text">mode</text:span> differs from 0, the results are printed at standard out.</text:p>
      <text:h text:style-name="Heading_20_3" text:outline-level="3"><text:bookmark text:name="__RefHeading__2854_1585856370"/>ymdhms2fmsec1970_alt<text:bookmark-end text:name="__RefHeading__2854_1585856370"/></text:h>
      <text:p text:style-name="Text_20_body">Same as <text:span text:style-name="T2">ymdhms2fmsec1970</text:span> but uses <text:span text:style-name="T2">fmstring2fmtime</text:span>.</text:p>
      <text:h text:style-name="Heading_20_3" text:outline-level="3"><text:bookmark text:name="__RefHeading__2856_1585856370"/>ymdh2fmsec1970<text:bookmark-end text:name="__RefHeading__2856_1585856370"/></text:h>
      <text:p text:style-name="Text_20_body"><text:span text:style-name="Source_20_Text">fmsec1970 ymdh2fmsec1970(char *str,int mode);</text:span></text:p>
      <text:p text:style-name="Text_20_body">Converts character strings of the type "2007050212" to <text:span text:style-name="Source_20_Text">fmsec1970</text:span> values. If <text:span text:style-name="Source_20_Text">mode</text:span> differs from 0, the results are printed at standard out.</text:p>
      <text:h text:style-name="Heading_20_3" text:outline-level="3"><text:bookmark text:name="__RefHeading__2858_1585856370"/>ymdh2fmsec1970_alt<text:bookmark-end text:name="__RefHeading__2858_1585856370"/></text:h>
      <text:p text:style-name="Text_20_body">Same as <text:span text:style-name="T2">ymdh2fmsec1970</text:span> but uses <text:span text:style-name="T2">fmstring2fmtime</text:span>.</text:p>
      <text:h text:style-name="Heading_20_3" text:outline-level="3"><text:bookmark text:name="__RefHeading__2860_1585856370"/>fmsec19702isodatetime<text:bookmark-end text:name="__RefHeading__2860_1585856370"/></text:h>
      <text:p text:style-name="Text_20_body"><text:span text:style-name="Source_20_Text">void fmsec19702isodatetime(fmsec1970 secs, char *str);</text:span></text:p>
      <text:p text:style-name="Text_20_body">Convert <text:span text:style-name="T2">fmsec1970</text:span> value to 'iso' date and time format as used in the OSISAF. This format is YYYY<text:span text:style-name="T2">-MM-DDThh:mm:ssZ</text:span> with litteral 'T' and 'Z'. The output character string <text:span text:style-name="T2">str</text:span> has to be allocated beforehand. The character length (<text:span text:style-name="T2">'\0'</text:span> <text:span text:style-name="T4">not</text:span> included) is defined by <text:span text:style-name="T2">FMUTIL_ISODATETIME_LENGTH</text:span> in file <text:span text:style-name="T2">fmtime.h</text:span>.</text:p>
      <text:h text:style-name="Heading_20_3" text:outline-level="3"><text:bookmark text:name="__RefHeading__2862_1585856370"/>isodatetime2fmsec1970<text:bookmark-end text:name="__RefHeading__2862_1585856370"/></text:h>
      <text:p text:style-name="Text_20_body"><text:span text:style-name="Source_20_Text">fmsec1970 isodatetime2fmsec1970(char *str);</text:span></text:p>
      <text:p text:style-name="Text_20_body">Convert a YYYY<text:span text:style-name="T2">-MM-DDThh:mm:ssZ</text:span> (with litteral 'T' and 'Z') to <text:span text:style-name="T2">fmsec1970</text:span> value. Extensive checks are performed to ensure the validity of the input string. Routine returns -1 if the format is not valid or not describing a valid date.</text:p>
      <text:h text:style-name="Heading_20_3" text:outline-level="3"><text:bookmark text:name="__RefHeading__2864_1585856370"/>isodatetime2fmsec1970_alt<text:bookmark-end text:name="__RefHeading__2864_1585856370"/></text:h>
      <text:p text:style-name="Text_20_body">Same as <text:span text:style-name="T2">isodatetime2fmsec1970</text:span> but uses <text:span text:style-name="T2">fmstring2fmtime</text:span>.</text:p>
      <text:h text:style-name="Heading_20_3" text:outline-level="3"><text:bookmark text:name="__RefHeading__2866_1585856370"/><text:soft-page-break/>fmsec19702CFepoch<text:bookmark-end text:name="__RefHeading__2866_1585856370"/></text:h>
      <text:p text:style-name="Text_20_body"><text:span text:style-name="Source_20_Text">void fmsec19702CFepoch(fmsec1970 secs, char *str);</text:span></text:p>
      <text:p text:style-name="Text_20_body">Convert <text:span text:style-name="T2">fmsec1970</text:span> value to 'CFepoch' date and time format as used in the OSISAF. This format is 'YYYY<text:span text:style-name="T2">-MM-DD hh:mm:ss'</text:span>. The output character string <text:span text:style-name="T2">str</text:span> has to be allocated beforehand. The character length (<text:span text:style-name="T2">'\0'</text:span> <text:span text:style-name="T4">not</text:span> included) is defined by <text:span text:style-name="T2">FMUTIL_CFEPOCH_LENGTH</text:span> in file <text:span text:style-name="T2">fmtime.h</text:span>.</text:p>
      <text:h text:style-name="Heading_20_3" text:outline-level="3"><text:bookmark text:name="__RefHeading__2868_1585856370"/>CFepoch2fmsec1970<text:bookmark-end text:name="__RefHeading__2868_1585856370"/></text:h>
      <text:p text:style-name="Text_20_body"><text:span text:style-name="Source_20_Text">fmsec1970 CFeopch2fmsec1970(char *str);</text:span></text:p>
      <text:p text:style-name="Text_20_body">Convert a 'YYYY<text:span text:style-name="T2">-MM-DD hh:mm:ss'</text:span> datestring into an <text:span text:style-name="T2">fmsec1970</text:span> value. Extensive checks are performed to ensure the validity of the input string. Routine returns -1 if the format is not valid or not describing a valid date. Makes use of <text:span text:style-name="T2">fmstring2fmtime</text:span>.</text:p>
      <text:h text:style-name="Heading_20_3" text:outline-level="3"><text:bookmark text:name="__RefHeading__2870_1585856370"/>correct_time_from_unit<text:bookmark-end text:name="__RefHeading__2870_1585856370"/></text:h>
      <text:p text:style-name="P11">int correct_time_from_unit(double amount, char *str,fmsec1970 *secs);</text:p>
      <text:p text:style-name="Text_20_body">Given an “amount” and a unit string (e.g. “seconds since YYYY<text:span text:style-name="T2">-MM-DD hh:mm:ss</text:span>”), computes and returns the number of seconds since 1 January 1970.</text:p>
      <text:p text:style-name="P13">Beware that a prefix or postfix may be added to this function in the future to achieve a defined namespace!</text:p>
      <text:h text:style-name="Heading_20_3" text:outline-level="3"><text:bookmark text:name="__RefHeading__2872_1585856370"/>fmutc2tst<text:bookmark-end text:name="__RefHeading__2872_1585856370"/></text:h>
      <text:p text:style-name="Text_20_body"><text:span text:style-name="Source_20_Text">fmsec1970 fmutc2tst(fmsec1970 fmutc, double lon);</text:span></text:p>
      <text:p text:style-name="Text_20_body">To convert from UTC time to True Solar Time.</text:p>
      <text:h text:style-name="Heading_20_3" text:outline-level="3"><text:bookmark text:name="__RefHeading__2874_1585856370"/>fmcet2tst<text:bookmark-end text:name="__RefHeading__2874_1585856370"/></text:h>
      <text:p text:style-name="Text_20_body"><text:span text:style-name="Source_20_Text">fmsec1970 fmcet2tst(fmsec1970 cet, double lon);</text:span></text:p>
      <text:p text:style-name="Text_20_body">To convert from CET time to True Solar Time.</text:p>
      <text:h text:style-name="Heading_20_3" text:outline-level="3"><text:bookmark text:name="__RefHeading__2876_1585856370"/>fmloncorr<text:bookmark-end text:name="__RefHeading__2876_1585856370"/></text:h>
      <text:p text:style-name="Text_20_body"><text:span text:style-name="Source_20_Text">fmsec1970 fmloncorr(double meridian, double lon); </text:span></text:p>
      <text:p text:style-name="Text_20_body">Time deviation in true solar times due to longitudes when using time zones.</text:p>
      <text:h text:style-name="Heading_20_3" text:outline-level="3"><text:bookmark text:name="__RefHeading__2878_1585856370"/>mjd19502fmtime<text:bookmark-end text:name="__RefHeading__2878_1585856370"/></text:h>
      <text:p text:style-name="Text_20_body"><text:span text:style-name="Source_20_Text">void mjd19502fmtime(double mjd, fmtime *cal);</text:span></text:p>
      <text:p text:style-name="Text_20_body">Functions that convert from modified julian date referenced to 1. January 1950 to fmtime structures.</text:p>
      <text:h text:style-name="Heading_20_3" text:outline-level="3"><text:bookmark text:name="__RefHeading__2880_1585856370"/>fmtime2mjd1950<text:bookmark-end text:name="__RefHeading__2880_1585856370"/></text:h>
      <text:p text:style-name="Text_20_body"><text:span text:style-name="Source_20_Text">void fmtime2mjd1950(fmtime cal, double *mjd);</text:span></text:p>
      <text:p text:style-name="Text_20_body">Functions that convert to modified julian date referenced to 1. January 1950 from fmtime <text:soft-page-break/>structures.</text:p>
      <text:h text:style-name="Heading_20_3" text:outline-level="3"><text:bookmark text:name="__RefHeading__2882_1585856370"/>fmhourangle<text:bookmark-end text:name="__RefHeading__2882_1585856370"/></text:h>
      <text:p text:style-name="Text_20_body"><text:span text:style-name="Source_20_Text">double fmhourangle(double tst);</text:span></text:p>
      <text:p text:style-name="Text_20_body">To estimate the hour angle.</text:p>
      <text:h text:style-name="Heading_20_3" text:outline-level="3"><text:bookmark text:name="__RefHeading__2884_1585856370"/>fmmeosdate2fmtime<text:bookmark-end text:name="__RefHeading__2884_1585856370"/></text:h>
      <text:p text:style-name="Text_20_body"><text:span text:style-name="Source_20_Text">int fmmeosdate2fmtime(char s[], fmtime *d);</text:span></text:p>
      <text:p text:style-name="Text_20_body">To convert the date in MEOS MPH structure to midate format.</text:p>
      <text:h text:style-name="Heading_20_3" text:outline-level="3"><text:bookmark text:name="__RefHeading__3031_1715974783"/>fmdayofyear<text:bookmark-end text:name="__RefHeading__3031_1715974783"/></text:h>
      <text:p text:style-name="Text_20_body"><text:span text:style-name="Source_20_Text">int fmdayofyear(fmtime md); </text:span></text:p>
      <text:p text:style-name="Text_20_body">Computes Julian day number (day of the year in the range 1-365).</text:p>
      <text:h text:style-name="Heading_20_3" text:outline-level="3"><text:bookmark text:name="__RefHeading__3033_1715974783"/>fmdoy2mmdd<text:bookmark-end text:name="__RefHeading__3033_1715974783"/></text:h>
      <text:p text:style-name="Text_20_body"><text:span text:style-name="Source_20_Text">int fmdoy2mmdd(int year, int doy, int *m2, int *d2);</text:span></text:p>
      <text:p text:style-name="Text_20_body">Decode a DOY in a given year to a day of month (d2) and a month number (m2).</text:p>
      <text:p text:style-name="Text_20_body">Returns FM_OK if conversion went fine, FM_IO_ERR otherwise.</text:p>
      <text:h text:style-name="Heading_20_2" text:outline-level="2"><text:bookmark text:name="__RefHeading__2886_1585856370"/>Angular functions<text:bookmark-end text:name="__RefHeading__2886_1585856370"/></text:h>
      <text:h text:style-name="Heading_20_3" text:outline-level="3"><text:bookmark text:name="__RefHeading__2888_1585856370"/>fmrad2deg<text:bookmark-end text:name="__RefHeading__2888_1585856370"/></text:h>
      <text:p text:style-name="Text_20_body"><text:span text:style-name="Source_20_Text">double fmrad2deg(double radians); </text:span></text:p>
      <text:p text:style-name="Text_20_body">Converts Radians to degrees.</text:p>
      <text:h text:style-name="Heading_20_3" text:outline-level="3"><text:bookmark text:name="__RefHeading__2890_1585856370"/>fmdeg2rad<text:bookmark-end text:name="__RefHeading__2890_1585856370"/></text:h>
      <text:p text:style-name="Text_20_body"><text:span text:style-name="Source_20_Text">double fmdeg2rad(double degrees); </text:span></text:p>
      <text:p text:style-name="Text_20_body">Converts degrees to Radians.</text:p>
      <text:h text:style-name="Heading_20_2" text:outline-level="2"><text:bookmark text:name="__RefHeading__2892_1585856370"/>General algorithms<text:bookmark-end text:name="__RefHeading__2892_1585856370"/></text:h>
      <text:h text:style-name="Heading_20_3" text:outline-level="3"><text:bookmark text:name="__RefHeading__2894_1585856370"/>fmselalg<text:bookmark-end text:name="__RefHeading__2894_1585856370"/></text:h>
      <text:p text:style-name="Text_20_body"><text:span text:style-name="Source_20_Text">short fmselalg(fmtime d, fmucsref upos, float hmax, float hmin);</text:span></text:p>
      <text:p text:style-name="Text_20_body">Based upon the UTC time of the image and the coordinates of the 4 corners, this algorithm determines whether daytime, nighttime or twilight algorithms should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xi Mono2" svg:font-family="'Luxi Mono'"/>
    <style:font-face style:name="Times3" svg:font-family="Times" style:font-family-generic="roman"/>
    <style:font-face style:name="Luxi Mono1" svg:font-family="'Luxi Mono'"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LMMono10" svg:font-family="LMMono10" style:font-family-generic="swis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fo:language="en" fo:country="US" fo:font-weight="normal"/>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false"/>
      <style:text-properties fo:font-size="11pt" fo:language="en" fo:country="GB" fo:font-weight="normal"/>
    </style:style>
    <style:style style:name="Heading" style:family="paragraph" style:parent-style-name="Standard" style:next-style-name="Text_20_body" style:class="text" style:master-page-name="">
      <style:paragraph-properties fo:margin-top="0.1665in" fo:margin-bottom="0.0835in" style:page-number="auto" fo:break-before="auto" fo:break-after="auto" fo:keep-with-next="always"/>
      <style:text-properties style:font-name="Times" fo:font-size="14pt" fo:language="en" fo:country="GB" fo:font-weight="normal"/>
    </style:style>
    <style:style style:name="Heading_20_1" style:display-name="Heading 1" style:family="paragraph" style:parent-style-name="Heading" style:next-style-name="Text_20_body" style:default-outline-level="1" style:class="text" style:master-page-name="">
      <style:paragraph-properties fo:margin-top="0.3937in" fo:margin-bottom="0.0827in" style:page-number="auto" fo:break-before="auto" fo:break-after="auto"/>
      <style:text-properties style:font-name="Times1" fo:font-size="14pt" fo:language="en" fo:country="GB"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size="12pt" fo:language="en" fo:country="GB"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size="12pt" fo:language="en" fo:country="GB"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size="12pt" fo:language="en" fo:country="GB"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size="85%" fo:language="en" fo:country="US"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size="75%" fo:language="nb" fo:country="NO"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size="75%" fo:language="nb" fo:country="NO"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size="75%" fo:language="nb" fo:country="NO"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size="75%" fo:language="nb" fo:country="NO"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fo:text-align="center" style:justify-single-word="false" fo:padding="0in" fo:border="none" text:number-lines="false" text:line-number="0">
        <style:tab-stops>
          <style:tab-stop style:position="2.8839in" style:type="center"/>
          <style:tab-stop style:position="5.7681in" style:type="right"/>
        </style:tab-stops>
      </style:paragraph-properties>
      <style:text-properties fo:text-transform="uppercase" style:text-position="0% 100%" style:font-name="Helvetica" fo:font-size="8pt" fo:language="nb" fo:country="NO" fo:font-weight="normal"/>
    </style:style>
    <style:style style:name="Footer" style:family="paragraph" style:parent-style-name="Standard" style:class="extra">
      <style:paragraph-properties fo:text-align="center" style:justify-single-word="false" fo:padding="0.0193in" fo:border="0.0008in solid #000000" text:number-lines="false" text:line-number="0">
        <style:tab-stops>
          <style:tab-stop style:position="2.8839in" style:type="center"/>
          <style:tab-stop style:position="5.7681in" style:type="right"/>
        </style:tab-stops>
      </style:paragraph-properties>
      <style:text-properties fo:text-transform="uppercase" style:font-name="Helvetica" fo:font-size="8pt" fo:language="nb" fo:country="NO" fo:font-weight="normal"/>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text-properties style:font-name="Helvetica" fo:font-size="10pt" fo:language="en" fo:country="GB"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0835in" fo:margin-bottom="0.0835in" text:number-lines="false" text:line-number="0"/>
      <style:text-properties fo:font-size="10pt" fo:language="nb" fo:country="NO" fo:font-style="italic" fo:font-weight="normal"/>
    </style:style>
    <style:style style:name="Illustration" style:family="paragraph" style:parent-style-name="Caption" style:class="extra"/>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fo:language="nb" fo:country="NO" fo:font-weight="normal"/>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elvetica1" fo:font-size="16pt" fo:language="en" fo:country="GB"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fo:language="en" fo:country="GB" fo:font-weight="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17in" style:type="right" style:leader-style="dotted" style:leader-text="."/>
        </style:tab-stops>
      </style:paragraph-properties>
      <style:text-properties fo:language="en" fo:country="GB"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text-properties fo:language="en" fo:country="GB" fo:font-weight="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3in" style:type="right" style:leader-style="dotted" style:leader-text="."/>
        </style:tab-stops>
      </style:paragraph-properties>
      <style:text-properties fo:language="en" fo:country="GB"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9in" style:type="right" style:leader-style="dotted" style:leader-text="."/>
        </style:tab-stops>
      </style:paragraph-properties>
      <style:text-properties fo:language="nb" fo:country="NO" fo:font-weight="normal"/>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54in" style:type="right" style:leader-style="dotted" style:leader-text="."/>
        </style:tab-stops>
      </style:paragraph-properties>
      <style:text-properties fo:language="nb" fo:country="NO" fo:font-weight="normal"/>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9in" style:type="right" style:leader-style="dotted" style:leader-text="."/>
        </style:tab-stops>
      </style:paragraph-properties>
      <style:text-properties fo:language="nb" fo:country="NO" fo:font-weight="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margin-top="0.1654in" fo:margin-bottom="0.3937in" fo:text-align="end" style:justify-single-word="false" fo:text-indent="0in" style:auto-text-indent="false"/>
      <style:text-properties style:font-name="Helvetica1" fo:font-size="40pt" fo:language="nb" fo:country="NO" fo:font-weight="bold"/>
    </style:style>
    <style:style style:name="Subtitle" style:family="paragraph" style:parent-style-name="Heading" style:next-style-name="Text_20_body" style:class="chapter" style:master-page-name="">
      <style:paragraph-properties fo:margin-left="0.5902in" fo:margin-right="0in" fo:text-align="end" style:justify-single-word="false" fo:text-indent="0in" style:auto-text-indent="false" style:page-number="auto" fo:break-before="auto" fo:break-after="auto"/>
      <style:text-properties style:font-name="Helvetica" fo:font-size="24pt" fo:language="nb" fo:country="NO" fo:font-style="italic" fo:font-weight="normal"/>
    </style:style>
    <style:style style:name="Authors" style:family="paragraph" style:parent-style-name="Text_20_body" style:next-style-name="Endnote">
      <style:paragraph-properties fo:margin-top="0.1965in" fo:margin-bottom="0.0783in"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in" fo:margin-bottom="0.0783in"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in" fo:margin-bottom="0.1965in"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size="8pt" fo:font-weight="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uxi Mono" fo:font-size="10pt" style:font-name-asian="Luxi Mono" style:font-name-complex="Luxi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min-label-width="0.1965in"/>
      </text:outline-level-style>
      <text:outline-level-style text:level="2" style:num-suffix=" " style:num-format="1" text:display-levels="2">
        <style:list-level-properties text:min-label-width="0.1965in"/>
      </text:outline-level-style>
      <text:outline-level-style text:level="3" style:num-suffix=" " style:num-format="1" text:display-levels="3">
        <style:list-level-properties text:min-label-width="0.1965in"/>
      </text:outline-level-style>
      <text:outline-level-style text:level="4" style:num-suffix=" " style:num-format="1" text:display-levels="4">
        <style:list-level-properties text:min-label-width="0.1965in"/>
      </text:outline-level-style>
      <text:outline-level-style text:level="5" style:num-suffix=" " style:num-format="1" text:display-levels="5">
        <style:list-level-properties text:min-label-width="0.1965in"/>
      </text:outline-level-style>
      <text:outline-level-style text:level="6" style:num-suffix=" " style:num-format="1" text:display-levels="6">
        <style:list-level-properties text:min-label-width="0.1965in"/>
      </text:outline-level-style>
      <text:outline-level-style text:level="7" style:num-suffix=" " style:num-format="1" text:display-levels="7">
        <style:list-level-properties text:min-label-width="0.1965in"/>
      </text:outline-level-style>
      <text:outline-level-style text:level="8" style:num-suffix=" " style:num-format="1" text:display-levels="8">
        <style:list-level-properties text:min-label-width="0.1965in"/>
      </text:outline-level-style>
      <text:outline-level-style text:level="9" style:num-suffix=" " style:num-format="1" text:display-levels="9">
        <style:list-level-properties text:min-label-width="0.1965in"/>
      </text:outline-level-style>
      <text:outline-level-style text:level="10" style:num-suffix=" " style:num-format="1" text:display-levels="10">
        <style:list-level-properties text:min-label-width="0.196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List_20_5" style:display-name="List 5">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5.7681in" table:align="margins"/>
    </style:style>
    <style:style style:name="Table1.A" style:family="table-column">
      <style:table-column-properties style:column-width="1.9229in" style:rel-column-width="21845*"/>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C1" style:family="table-cell">
      <style:table-cell-properties style:vertical-align="middle" fo:padding="0.0382in" fo:border="0.0007in solid #000000"/>
    </style:style>
    <style:style style:name="MP1" style:family="paragraph" style:parent-style-name="Table_20_Contents">
      <style:paragraph-properties fo:margin-top="0in" fo:margin-bottom="0in" fo:text-align="center" style:justify-single-word="false"/>
      <style:text-properties fo:font-size="8pt" fo:language="en" fo:country="GB" fo:font-weight="normal"/>
    </style:style>
    <style:style style:name="MP2" style:family="paragraph" style:parent-style-name="Table_20_Contents">
      <style:paragraph-properties fo:margin-top="0in" fo:margin-bottom="0in"/>
      <style:text-properties fo:font-size="8pt" fo:language="en" fo:country="GB" fo:font-weight="normal"/>
    </style:style>
    <style:style style:name="MP3"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3.9366in" fo:margin-bottom="1in" fo:margin-left="1.252in" fo:margin-right="1.25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Norwegian Meteorological Institute</text:p>
            </table:table-cell>
            <table:table-cell table:style-name="Table1.A1" office:value-type="string">
              <text:p text:style-name="MP1"><text:reference-ref text:reference-format="text" text:ref-name="title">libfmutil User Manual</text:reference-ref></text:p>
            </table:table-cell>
            <table:table-cell table:style-name="Table1.C1" office:value-type="string">
              <text:p text:style-name="MP2">File: <text:file-name text:display="name-and-extension">libfmutil_user_manual.odt</text:file-name></text:p>
              <text:p text:style-name="MP2">Date: <text:modification-date style:data-style-name="N106">29.11.2012</text:modification-date></text:p>
              <text:p text:style-name="MP2">Page: <text:page-number text:select-page="current">26</text:page-number>/<text:page-count>26</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Øystein Godøy</meta:initial-creator>
    <meta:creation-date>2006-10-13T08:41:01</meta:creation-date>
    <dc:creator>Thomas Lavergne</dc:creator>
    <dc:date>2012-11-29T13:49:50</dc:date>
    <meta:printed-by>Øystein Godøy</meta:printed-by>
    <meta:print-date>2008-02-22T17:18:14</meta:print-date>
    <dc:language>en-GB</dc:language>
    <meta:editing-cycles>138</meta:editing-cycles>
    <meta:editing-duration>PT12H51M26S</meta:editing-duration>
    <meta:document-statistic meta:table-count="3" meta:image-count="1" meta:object-count="0" meta:page-count="26" meta:paragraph-count="750" meta:word-count="5227" meta:character-count="37102"/>
    <meta:user-defined meta:name="Info 0"/>
    <meta:user-defined meta:name="Info 1"/>
    <meta:user-defined meta:name="Info 2"/>
    <meta:user-defined meta:name="Info 3"/>
    <meta:template xlink:type="simple" xlink:actuate="onRequest" xlink:title="Technical documentation" xlink:href="../../../../../docs/templates/TekDokEng.stw" meta:date="2006-10-13T08:41:01"/>
  </office:meta>
</office:document-meta>
</file>